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c2c2" officeooo:paragraph-rsid="0007c2c2"/>
    </style:style>
    <style:style style:name="P2" style:family="paragraph" style:parent-style-name="Standard">
      <style:text-properties officeooo:rsid="0007c2c2" officeooo:paragraph-rsid="000a5bd0"/>
    </style:style>
    <style:style style:name="P3" style:family="paragraph" style:parent-style-name="Standard">
      <style:text-properties officeooo:rsid="0007c2c2" officeooo:paragraph-rsid="002e15de"/>
    </style:style>
    <style:style style:name="P4" style:family="paragraph" style:parent-style-name="Standard">
      <style:text-properties officeooo:rsid="0007c2c2" officeooo:paragraph-rsid="008c587f"/>
    </style:style>
    <style:style style:name="P5" style:family="paragraph" style:parent-style-name="Text_20_body">
      <style:text-properties officeooo:paragraph-rsid="000a5bd0"/>
    </style:style>
    <style:style style:name="P6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16b88d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190ba2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8a7d4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e15de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9630ff"/>
    </style:style>
    <style:style style:name="P1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normal" officeooo:rsid="004f2040" officeooo:paragraph-rsid="004f2040" style:font-weight-asian="normal" style:font-weight-complex="normal"/>
    </style:style>
    <style:style style:name="P13" style:family="paragraph" style:parent-style-name="Text_20_body">
      <style:text-properties officeooo:rsid="000a5bd0" officeooo:paragraph-rsid="000a5bd0"/>
    </style:style>
    <style:style style:name="P14" style:family="paragraph" style:parent-style-name="Title">
      <style:text-properties officeooo:rsid="000a5bd0" officeooo:paragraph-rsid="000a5bd0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4864bb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444d12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666584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94ef4a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4f2040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42d49b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666584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3f6056" officeooo:paragraph-rsid="007be6b2"/>
    </style:style>
    <style:style style:name="P23" style:family="paragraph" style:parent-style-name="Standard">
      <style:text-properties officeooo:paragraph-rsid="0007c2c2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paragraph-rsid="00444d12" style:font-weight-asian="bold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444d12" style:font-weight-asian="bold" style:font-weight-complex="bold"/>
    </style:style>
    <style:style style:name="P26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614d33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rsid="004864bb" officeooo:paragraph-rsid="004864bb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color="#c9211e" loext:opacity="100%" fo:font-weight="normal" officeooo:rsid="004454d4" officeooo:paragraph-rsid="004454d4" style:font-weight-asian="normal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rsid="00444d12" officeooo:paragraph-rsid="004f2040"/>
    </style:style>
    <style:style style:name="P30" style:family="paragraph" style:parent-style-name="Standard">
      <style:paragraph-properties fo:text-align="start" style:justify-single-word="false"/>
      <style:text-properties officeooo:paragraph-rsid="00918e6a"/>
    </style:style>
    <style:style style:name="P31" style:family="paragraph" style:parent-style-name="Heading_20_1">
      <style:text-properties officeooo:rsid="003f6056" officeooo:paragraph-rsid="009552a4"/>
    </style:style>
    <style:style style:name="P32" style:family="paragraph" style:parent-style-name="Heading_20_1">
      <style:text-properties officeooo:rsid="003f6056" officeooo:paragraph-rsid="003f6056"/>
    </style:style>
    <style:style style:name="P33" style:family="paragraph" style:parent-style-name="Heading_20_1">
      <style:text-properties officeooo:paragraph-rsid="004454d4"/>
    </style:style>
    <style:style style:name="P34" style:family="paragraph" style:parent-style-name="Heading_20_1">
      <style:text-properties officeooo:paragraph-rsid="009f74c8"/>
    </style:style>
    <style:style style:name="P35" style:family="paragraph" style:parent-style-name="Heading_20_2">
      <style:text-properties officeooo:rsid="0099a182" officeooo:paragraph-rsid="0099a182"/>
    </style:style>
    <style:style style:name="P36" style:family="paragraph" style:parent-style-name="Heading_20_2">
      <style:text-properties officeooo:paragraph-rsid="009f74c8"/>
    </style:style>
    <style:style style:name="P37" style:family="paragraph" style:parent-style-name="Standard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P38" style:family="paragraph" style:parent-style-name="Standard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39" style:family="paragraph" style:parent-style-name="Standard">
      <style:text-properties officeooo:rsid="0007c2c2" officeooo:paragraph-rsid="0007c2c2"/>
    </style:style>
    <style:style style:name="P40" style:family="paragraph" style:parent-style-name="Standard">
      <style:text-properties officeooo:rsid="0007c2c2" officeooo:paragraph-rsid="0099a182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rsid="008c587f" officeooo:paragraph-rsid="008c587f" style:font-weight-asian="bold" style:font-weight-complex="bold"/>
    </style:style>
    <style:style style:name="P42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444d12" officeooo:paragraph-rsid="00444d12" style:font-weight-asian="bold" style:font-weight-complex="bold"/>
    </style:style>
    <style:style style:name="P43" style:family="paragraph" style:parent-style-name="Text_20_body" style:list-style-name="L1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938157" style:font-weight-asian="bold" style:font-weight-complex="bold"/>
    </style:style>
    <style:style style:name="P44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9b5bc5" style:font-weight-asian="bold" style:font-weight-complex="bold"/>
    </style:style>
    <style:style style:name="P45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9dd927" style:font-weight-asian="bold" style:font-weight-complex="bold"/>
    </style:style>
    <style:style style:name="P46" style:family="paragraph" style:parent-style-name="Text_20_body" style:list-style-name="L4">
      <loext:graphic-properties draw:fill="none" draw:fill-gradient-name="gradient" draw:fill-hatch-name="hatch"/>
      <style:paragraph-properties fo:margin-top="0.101cm" fo:margin-bottom="0cm" style:contextual-spacing="false" fo:line-height="115%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a0d22d" style:font-weight-asian="bold" style:font-weight-complex="bold"/>
    </style:style>
    <style:style style:name="P47" style:family="paragraph" style:parent-style-name="Text_20_body">
      <loext:graphic-properties draw:fill="none" draw:fill-gradient-name="gradient" draw:fill-hatch-name="hatch"/>
      <style:paragraph-properties fo:margin-top="0.101cm" fo:margin-bottom="0cm" style:contextual-spacing="false" fo:line-height="115%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a0d22d" style:font-weight-asian="bold" style:font-weight-complex="bold"/>
    </style:style>
    <style:style style:name="P48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a1e870" style:font-weight-asian="bold" style:font-weight-complex="bold"/>
    </style:style>
    <style:style style:name="P49" style:family="paragraph" style:parent-style-name="Text_20_body" style:list-style-name="L6">
      <loext:graphic-properties draw:fill="none" draw:fill-gradient-name="gradient" draw:fill-hatch-name="hatch"/>
      <style:paragraph-properties fo:margin-top="0.101cm" fo:margin-bottom="0cm" style:contextual-spacing="false" fo:line-height="115%" fo:background-color="transparent">
        <style:tab-stops>
          <style:tab-stop style:position="0.697cm"/>
        </style:tab-stops>
      </style:paragraph-properties>
      <style:text-properties fo:font-weight="bold" officeooo:rsid="003f6056" officeooo:paragraph-rsid="00a1e870" style:font-weight-asian="bold" style:font-weight-complex="bold"/>
    </style:style>
    <style:style style:name="P50" style:family="paragraph" style:parent-style-name="Text_20_body">
      <style:text-properties fo:font-weight="bold" officeooo:rsid="003f6056" officeooo:paragraph-rsid="0099a182" style:font-weight-asian="bold" style:font-weight-complex="bold"/>
    </style:style>
    <style:style style:name="P5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paragraph-rsid="00444d12" style:font-weight-asian="bold" style:font-weight-complex="bold"/>
    </style:style>
    <style:style style:name="P52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paragraph-rsid="004454d4" style:font-weight-asian="bold" style:font-weight-complex="bold"/>
    </style:style>
    <style:style style:name="P5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officeooo:paragraph-rsid="004864bb"/>
    </style:style>
    <style:style style:name="P54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97cm"/>
        </style:tab-stops>
      </style:paragraph-properties>
      <style:text-properties officeooo:paragraph-rsid="0045d893"/>
    </style:style>
    <style:style style:name="P55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94ef4a"/>
    </style:style>
    <style:style style:name="P56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859984"/>
    </style:style>
    <style:style style:name="P57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666584"/>
    </style:style>
    <style:style style:name="P58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699bbd"/>
    </style:style>
    <style:style style:name="P59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038cdc5"/>
    </style:style>
    <style:style style:name="P60" style:family="paragraph" style:parent-style-name="Text_20_body" style:list-style-name="L3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115%" fo:text-indent="0cm" style:auto-text-indent="false" fo:background-color="transparent"/>
      <style:text-properties officeooo:paragraph-rsid="002329e8"/>
    </style:style>
    <style:style style:name="P61" style:family="paragraph" style:parent-style-name="Text_20_body" style:list-style-name="L5">
      <loext:graphic-properties draw:fill="none" draw:fill-gradient-name="gradient" draw:fill-hatch-name="hatch"/>
      <style:paragraph-properties fo:margin-top="0.199cm" fo:margin-bottom="0cm" style:contextual-spacing="false" fo:line-height="115%" fo:background-color="transparent"/>
      <style:text-properties officeooo:paragraph-rsid="00a1e870"/>
    </style:style>
    <style:style style:name="P62" style:family="paragraph" style:parent-style-name="Text_20_body" style:list-style-name="L5">
      <loext:graphic-properties draw:fill="none" draw:fill-gradient-name="gradient" draw:fill-hatch-name="hatch"/>
      <style:paragraph-properties fo:margin-top="0.199cm" fo:margin-bottom="0cm" style:contextual-spacing="false" fo:line-height="115%" fo:background-color="transparent"/>
      <style:text-properties officeooo:paragraph-rsid="00a36c96"/>
    </style:style>
    <style:style style:name="P63" style:family="paragraph" style:parent-style-name="Text_20_body">
      <loext:graphic-properties draw:fill="none" draw:fill-gradient-name="gradient" draw:fill-hatch-name="hatch"/>
      <style:paragraph-properties fo:margin-top="0.199cm" fo:margin-bottom="0cm" style:contextual-spacing="false" fo:line-height="115%" fo:background-color="transparent"/>
      <style:text-properties officeooo:paragraph-rsid="00a36c96"/>
    </style:style>
    <style:style style:name="P64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7d4b8" style:font-weight-asian="normal" style:font-weight-complex="normal"/>
    </style:style>
    <style:style style:name="P65" style:family="paragraph" style:parent-style-name="Text_20_body" style:list-style-name="L3">
      <loext:graphic-properties draw:fill="none"/>
      <style:paragraph-properties fo:margin-left="0cm" fo:margin-right="0cm" fo:line-height="115%" fo:text-indent="0cm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P66" style:family="paragraph" style:parent-style-name="Text_20_body">
      <style:text-properties fo:font-weight="normal" officeooo:rsid="0081b60a" officeooo:paragraph-rsid="0099a182" style:font-weight-asian="normal" style:font-weight-complex="normal"/>
    </style:style>
    <style:style style:name="P67" style:family="paragraph" style:parent-style-name="Text_20_body">
      <style:text-properties fo:font-weight="normal" officeooo:rsid="0099a182" officeooo:paragraph-rsid="0099a182" style:font-weight-asian="normal" style:font-weight-complex="normal"/>
    </style:style>
    <style:style style:name="P68" style:family="paragraph" style:parent-style-name="Text_20_body">
      <style:text-properties fo:color="#000000" loext:opacity="100%" style:text-underline-style="none" fo:font-weight="normal" officeooo:rsid="00444d12" officeooo:paragraph-rsid="0099a182" style:font-weight-asian="normal" style:font-weight-complex="normal"/>
    </style:style>
    <style:style style:name="P69" style:family="paragraph" style:parent-style-name="Text_20_body">
      <style:text-properties fo:color="#000000" loext:opacity="100%" style:text-underline-style="none" fo:font-weight="normal" officeooo:rsid="009b5bc5" officeooo:paragraph-rsid="009b5bc5" style:font-weight-asian="normal" style:font-weight-complex="normal"/>
    </style:style>
    <style:style style:name="P70" style:family="paragraph" style:parent-style-name="Text_20_body">
      <style:text-properties officeooo:rsid="00444d12" officeooo:paragraph-rsid="0099a182"/>
    </style:style>
    <style:style style:name="P71" style:family="paragraph" style:parent-style-name="Text_20_body">
      <style:text-properties officeooo:rsid="00444d12" officeooo:paragraph-rsid="0045d89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5bd0" style:font-size-asian="10pt" style:font-size-complex="10pt"/>
    </style:style>
    <style:style style:name="T3" style:family="text">
      <style:text-properties fo:font-size="10pt" officeooo:rsid="002d4f82" style:font-size-asian="10pt" style:font-size-complex="10pt"/>
    </style:style>
    <style:style style:name="T4" style:family="text">
      <style:text-properties fo:font-size="10pt" officeooo:rsid="009552a4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99a182" style:font-size-asian="10pt" style:font-weight-asian="bold" style:font-size-complex="10pt" style:font-weight-complex="bold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9pt" officeooo:rsid="0035a850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officeooo:rsid="00666584"/>
    </style:style>
    <style:style style:name="T10" style:family="text">
      <style:text-properties style:font-name="Liberation Mono" officeooo:rsid="0094ef4a"/>
    </style:style>
    <style:style style:name="T11" style:family="text">
      <style:text-properties style:font-name="Liberation Mono" fo:font-weight="bold" officeooo:rsid="00666584" style:font-weight-asian="bold" style:font-weight-complex="bold"/>
    </style:style>
    <style:style style:name="T12" style:family="text">
      <style:text-properties style:font-name="Liberation Mono" fo:font-weight="bold" officeooo:rsid="009f74c8" style:font-weight-asian="bold" style:font-weight-complex="bold"/>
    </style:style>
    <style:style style:name="T13" style:family="text">
      <style:text-properties style:font-name="Liberation Mono" officeooo:rsid="009f74c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50f" style:font-weight-asian="bold" style:font-weight-complex="bold"/>
    </style:style>
    <style:style style:name="T16" style:family="text">
      <style:text-properties fo:font-weight="bold" officeooo:rsid="0011c78f" style:font-weight-asian="bold" style:font-weight-complex="bold"/>
    </style:style>
    <style:style style:name="T17" style:family="text">
      <style:text-properties fo:font-weight="bold" officeooo:rsid="00159046" style:font-weight-asian="bold" style:font-weight-complex="bold"/>
    </style:style>
    <style:style style:name="T18" style:family="text">
      <style:text-properties fo:font-weight="bold" officeooo:rsid="00666584" style:font-weight-asian="bold" style:font-weight-complex="bold"/>
    </style:style>
    <style:style style:name="T19" style:family="text">
      <style:text-properties fo:font-weight="bold" officeooo:rsid="0089fdde" style:font-weight-asian="bold" style:font-weight-complex="bold"/>
    </style:style>
    <style:style style:name="T20" style:family="text">
      <style:text-properties fo:font-weight="bold" officeooo:rsid="004454d4" style:font-weight-asian="bold" style:font-weight-complex="bold"/>
    </style:style>
    <style:style style:name="T21" style:family="text">
      <style:text-properties fo:font-weight="bold" officeooo:rsid="00459296" style:font-weight-asian="bold" style:font-weight-complex="bold"/>
    </style:style>
    <style:style style:name="T22" style:family="text">
      <style:text-properties fo:font-weight="bold" officeooo:rsid="0099a182" style:font-weight-asian="bold" style:font-weight-complex="bold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c9211e" loext:opacity="100%" fo:font-weight="bold" officeooo:rsid="00159046" style:font-weight-asian="bold" style:font-weight-complex="bold"/>
    </style:style>
    <style:style style:name="T25" style:family="text">
      <style:text-properties fo:color="#c9211e" loext:opacity="100%" fo:font-weight="bold" officeooo:rsid="00666584" style:font-weight-asian="bold" style:font-weight-complex="bold"/>
    </style:style>
    <style:style style:name="T26" style:family="text">
      <style:text-properties fo:color="#c9211e" loext:opacity="100%" fo:font-weight="bold" officeooo:rsid="0037d0be" style:font-weight-asian="bold" style:font-weight-complex="bold"/>
    </style:style>
    <style:style style:name="T27" style:family="text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T28" style:family="text">
      <style:text-properties fo:color="#c9211e" loext:opacity="100%" fo:font-size="8pt" fo:font-weight="normal" style:font-size-asian="8pt" style:font-weight-asian="normal" style:font-size-complex="8pt" style:font-weight-complex="normal"/>
    </style:style>
    <style:style style:name="T29" style:family="text">
      <style:text-properties fo:color="#c9211e" loext:opacity="100%" fo:font-size="8pt" fo:font-weight="normal" officeooo:rsid="0028a7d4" style:font-size-asian="8pt" style:font-weight-asian="normal" style:font-size-complex="8pt" style:font-weight-complex="normal"/>
    </style:style>
    <style:style style:name="T30" style:family="text">
      <style:text-properties fo:color="#c9211e" loext:opacity="100%" fo:font-size="8pt" fo:font-weight="normal" officeooo:rsid="002700bc" style:font-size-asian="8pt" style:font-weight-asian="normal" style:font-size-complex="8pt" style:font-weight-complex="normal"/>
    </style:style>
    <style:style style:name="T31" style:family="text">
      <style:text-properties fo:color="#c9211e" loext:opacity="100%" fo:font-size="8pt" fo:font-weight="normal" officeooo:rsid="002e15de" style:font-size-asian="8pt" style:font-weight-asian="normal" style:font-size-complex="8pt" style:font-weight-complex="normal"/>
    </style:style>
    <style:style style:name="T32" style:family="text">
      <style:text-properties fo:color="#c9211e" loext:opacity="100%" fo:font-size="8pt" fo:font-weight="normal" officeooo:rsid="0077be03" style:font-size-asian="8pt" style:font-weight-asian="normal" style:font-size-complex="8pt" style:font-weight-complex="normal"/>
    </style:style>
    <style:style style:name="T33" style:family="text">
      <style:text-properties fo:color="#c9211e" loext:opacity="100%" style:text-line-through-style="none" style:text-line-through-type="none" fo:font-size="8pt" style:font-size-asian="8pt" style:font-size-complex="8pt"/>
    </style:style>
    <style:style style:name="T34" style:family="text">
      <style:text-properties fo:color="#c9211e" loext:opacity="100%" style:text-line-through-style="none" style:text-line-through-type="none" fo:font-size="8pt" officeooo:rsid="002700bc" style:font-size-asian="8pt" style:font-size-complex="8pt"/>
    </style:style>
    <style:style style:name="T35" style:family="text">
      <style:text-properties fo:color="#c9211e" loext:opacity="100%" style:text-line-through-style="none" style:text-line-through-type="none" fo:font-size="8pt" officeooo:rsid="0013025c" style:font-size-asian="8pt" style:font-size-complex="8pt"/>
    </style:style>
    <style:style style:name="T36" style:family="text">
      <style:text-properties fo:color="#c9211e" loext:opacity="100%" style:text-line-through-style="none" style:text-line-through-type="none" fo:font-size="8pt" officeooo:rsid="0028a7d4" style:font-size-asian="8pt" style:font-size-complex="8pt"/>
    </style:style>
    <style:style style:name="T37" style:family="text">
      <style:text-properties fo:color="#c9211e" loext:opacity="100%" style:text-line-through-style="none" style:text-line-through-type="none" fo:font-size="8pt" officeooo:rsid="002a66e3" style:font-size-asian="8pt" style:font-size-complex="8pt"/>
    </style:style>
    <style:style style:name="T38" style:family="text">
      <style:text-properties fo:color="#c9211e" loext:opacity="100%" style:text-line-through-style="none" style:text-line-through-type="none" fo:font-size="8pt" officeooo:rsid="00293baa" style:font-size-asian="8pt" style:font-size-complex="8pt"/>
    </style:style>
    <style:style style:name="T39" style:family="text">
      <style:text-properties fo:color="#c9211e" loext:opacity="100%" style:text-line-through-style="none" style:text-line-through-type="none" fo:font-size="8pt" fo:font-weight="normal" officeooo:rsid="002700bc" style:font-size-asian="8pt" style:font-weight-asian="normal" style:font-size-complex="8pt" style:font-weight-complex="normal"/>
    </style:style>
    <style:style style:name="T40" style:family="text">
      <style:text-properties fo:color="#c9211e" loext:opacity="100%" style:text-line-through-style="none" style:text-line-through-type="none" fo:font-size="8pt" fo:font-weight="bold" officeooo:rsid="002700bc" style:font-size-asian="8pt" style:font-weight-asian="bold" style:font-size-complex="8pt" style:font-weight-complex="bold"/>
    </style:style>
    <style:style style:name="T41" style:family="text">
      <style:text-properties fo:color="#c9211e" loext:opacity="100%" style:text-line-through-style="none" style:text-line-through-type="none" fo:font-size="8pt" fo:font-weight="bold" officeooo:rsid="002a9d00" style:font-size-asian="8pt" style:font-weight-asian="bold" style:font-size-complex="8pt" style:font-weight-complex="bold"/>
    </style:style>
    <style:style style:name="T42" style:family="text">
      <style:text-properties fo:color="#c9211e" loext:opacity="100%" style:text-line-through-style="none" style:text-line-through-type="none" fo:font-size="8pt" fo:font-weight="bold" officeooo:rsid="002a66e3" style:font-size-asian="8pt" style:font-weight-asian="bold" style:font-size-complex="8pt" style:font-weight-complex="bold"/>
    </style:style>
    <style:style style:name="T43" style:family="text">
      <style:text-properties fo:color="#c9211e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44" style:family="text">
      <style:text-properties fo:color="#c9211e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45" style:family="text">
      <style:text-properties fo:color="#c9211e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46" style:family="text">
      <style:text-properties fo:color="#c9211e" loext:opacity="100%" style:text-line-through-style="none" style:text-line-through-type="none" fo:font-size="9pt" fo:font-weight="normal" officeooo:rsid="0013db85" style:font-size-asian="9pt" style:font-weight-asian="normal" style:font-size-complex="9pt" style:font-weight-complex="normal"/>
    </style:style>
    <style:style style:name="T47" style:family="text">
      <style:text-properties fo:color="#c9211e" loext:opacity="100%"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48" style:family="text">
      <style:text-properties fo:color="#c9211e" loext:opacity="100%" style:text-underline-style="none" fo:font-weight="normal" officeooo:rsid="0034bcd1" style:font-weight-asian="normal" style:font-weight-complex="normal"/>
    </style:style>
    <style:style style:name="T49" style:family="text">
      <style:text-properties fo:color="#c9211e" loext:opacity="100%" style:text-underline-style="none" fo:font-weight="normal" officeooo:rsid="0037d0be" style:font-weight-asian="normal" style:font-weight-complex="normal"/>
    </style:style>
    <style:style style:name="T50" style:family="text">
      <style:text-properties fo:color="#c9211e" loext:opacity="100%" style:text-underline-style="none" fo:font-weight="normal" officeooo:rsid="00a36c96" style:font-weight-asian="normal" style:font-weight-complex="normal"/>
    </style:style>
    <style:style style:name="T51" style:family="text">
      <style:text-properties fo:color="#c9211e" loext:opacity="100%" fo:font-weight="normal" officeooo:rsid="004454d4" style:font-weight-asian="normal" style:font-weight-complex="normal"/>
    </style:style>
    <style:style style:name="T52" style:family="text">
      <style:text-properties fo:color="#c9211e" loext:opacity="100%" fo:font-weight="normal" officeooo:rsid="0037d0be" style:font-weight-asian="normal" style:font-weight-complex="normal"/>
    </style:style>
    <style:style style:name="T53" style:family="text">
      <style:text-properties fo:color="#c9211e" loext:opacity="100%" fo:font-weight="normal" officeooo:rsid="003800c0" style:font-weight-asian="normal" style:font-weight-complex="normal"/>
    </style:style>
    <style:style style:name="T54" style:family="text">
      <style:text-properties fo:color="#c9211e" loext:opacity="100%" fo:font-weight="normal" officeooo:rsid="0045d893" style:font-weight-asian="normal" style:font-weight-complex="normal"/>
    </style:style>
    <style:style style:name="T55" style:family="text">
      <style:text-properties fo:color="#c9211e" loext:opacity="100%" fo:font-weight="normal" officeooo:rsid="004d7f72" style:font-weight-asian="normal" style:font-weight-complex="normal"/>
    </style:style>
    <style:style style:name="T56" style:family="text">
      <style:text-properties fo:color="#c9211e" loext:opacity="100%" fo:font-weight="normal" officeooo:rsid="00689d4f" style:font-weight-asian="normal" style:font-weight-complex="normal"/>
    </style:style>
    <style:style style:name="T57" style:family="text">
      <style:text-properties fo:color="#c9211e" loext:opacity="100%" style:font-name="Liberation Sans" fo:font-size="10pt" style:text-underline-style="none" fo:font-weight="normal" officeooo:rsid="0037d0be" style:font-size-asian="10pt" style:font-weight-asian="normal" style:font-size-complex="10pt" style:font-weight-complex="normal"/>
    </style:style>
    <style:style style:name="T58" style:family="text">
      <style:text-properties fo:color="#c9211e" loext:opacity="100%" style:font-name="Liberation Sans" fo:font-size="10pt" style:text-underline-style="none" fo:font-weight="normal" officeooo:rsid="003800c0" style:font-size-asian="10pt" style:font-weight-asian="normal" style:font-size-complex="10pt" style:font-weight-complex="normal"/>
    </style:style>
    <style:style style:name="T59" style:family="text">
      <style:text-properties fo:color="#c9211e" loext:opacity="100%" style:font-name="Liberation Sans" fo:font-size="10pt" style:text-underline-style="none" fo:font-weight="normal" officeooo:rsid="0045d893" style:font-size-asian="10pt" style:font-weight-asian="normal" style:font-size-complex="10pt" style:font-weight-complex="normal"/>
    </style:style>
    <style:style style:name="T60" style:family="text">
      <style:text-properties fo:color="#c9211e" loext:opacity="100%" style:font-name="Liberation Sans" fo:font-size="10pt" style:text-underline-style="none" fo:font-weight="normal" officeooo:rsid="00444d12" style:font-size-asian="10pt" style:font-weight-asian="normal" style:font-size-complex="10pt" style:font-weight-complex="normal"/>
    </style:style>
    <style:style style:name="T61" style:family="text">
      <style:text-properties fo:color="#c9211e" loext:opacity="100%" style:font-name="Liberation Sans" fo:font-size="10pt" style:text-underline-style="none" fo:font-weight="normal" officeooo:rsid="00689d4f" style:font-size-asian="10pt" style:font-weight-asian="normal" style:font-size-complex="10pt" style:font-weight-complex="normal"/>
    </style:style>
    <style:style style:name="T62" style:family="text">
      <style:text-properties fo:color="#c9211e" loext:opacity="100%" style:font-name="Liberation Sans" fo:font-size="10pt" style:text-underline-style="none" fo:font-weight="normal" officeooo:rsid="0034bcd1" style:font-size-asian="10pt" style:font-weight-asian="normal" style:font-size-complex="10pt" style:font-weight-complex="normal"/>
    </style:style>
    <style:style style:name="T63" style:family="text">
      <style:text-properties fo:color="#c9211e" loext:opacity="100%" style:font-name="Liberation Sans" fo:font-size="10pt" style:text-underline-style="none" fo:font-weight="bold" officeooo:rsid="00444d12" style:font-size-asian="10pt" style:font-weight-asian="bold" style:font-size-complex="10pt" style:font-weight-complex="bold"/>
    </style:style>
    <style:style style:name="T64" style:family="text">
      <style:text-properties fo:color="#c9211e" loext:opacity="100%" style:font-name="Liberation Sans" fo:font-size="10pt" style:text-underline-style="none" fo:font-weight="bold" officeooo:rsid="00666584" style:font-size-asian="10pt" style:font-weight-asian="bold" style:font-size-complex="10pt" style:font-weight-complex="bold"/>
    </style:style>
    <style:style style:name="T65" style:family="text">
      <style:text-properties fo:color="#c9211e" loext:opacity="100%" style:font-name="Liberation Sans" fo:font-size="10pt" style:text-underline-style="none" fo:font-weight="bold" officeooo:rsid="0037d0be" style:font-size-asian="10pt" style:font-weight-asian="bold" style:font-size-complex="10pt" style:font-weight-complex="bold"/>
    </style:style>
    <style:style style:name="T66" style:family="text">
      <style:text-properties fo:color="#c9211e" loext:opacity="100%" style:font-name="Liberation Sans" fo:font-size="10pt" style:text-underline-style="none" fo:font-weight="bold" officeooo:rsid="00689d4f" style:font-size-asian="10pt" style:font-weight-asian="bold" style:font-size-complex="10pt" style:font-weight-complex="bold"/>
    </style:style>
    <style:style style:name="T67" style:family="text">
      <style:text-properties fo:color="#c9211e" loext:opacity="100%" style:font-name="Liberation Sans" fo:font-size="10pt" style:text-underline-style="none" fo:font-weight="bold" officeooo:rsid="004d7f72" style:font-size-asian="10pt" style:font-weight-asian="bold" style:font-size-complex="10pt" style:font-weight-complex="bold"/>
    </style:style>
    <style:style style:name="T68" style:family="text">
      <style:text-properties fo:font-size="8pt" fo:font-weight="normal" style:font-size-asian="8pt" style:font-weight-asian="normal" style:font-size-complex="8pt" style:font-weight-complex="normal"/>
    </style:style>
    <style:style style:name="T69" style:family="text">
      <style:text-properties officeooo:rsid="000cb57a"/>
    </style:style>
    <style:style style:name="T70" style:family="text">
      <style:text-properties officeooo:rsid="000e2d94"/>
    </style:style>
    <style:style style:name="T71" style:family="text">
      <style:text-properties officeooo:rsid="000f550f"/>
    </style:style>
    <style:style style:name="T72" style:family="text">
      <style:text-properties fo:font-weight="normal" officeooo:rsid="0011c78f" style:font-weight-asian="normal" style:font-weight-complex="normal"/>
    </style:style>
    <style:style style:name="T73" style:family="text">
      <style:text-properties fo:font-weight="normal" officeooo:rsid="0013025c" style:font-weight-asian="normal" style:font-weight-complex="normal"/>
    </style:style>
    <style:style style:name="T74" style:family="text">
      <style:text-properties fo:font-weight="normal" officeooo:rsid="00532c58" style:font-weight-asian="normal" style:font-weight-complex="normal"/>
    </style:style>
    <style:style style:name="T75" style:family="text">
      <style:text-properties officeooo:rsid="0013025c"/>
    </style:style>
    <style:style style:name="T76" style:family="text">
      <style:text-properties fo:font-size="9pt" style:font-size-asian="9pt" style:font-size-complex="9pt"/>
    </style:style>
    <style:style style:name="T77" style:family="text">
      <style:text-properties fo:font-size="9pt" fo:font-weight="bold" style:font-size-asian="9pt" style:font-weight-asian="bold" style:font-size-complex="9pt" style:font-weight-complex="bold"/>
    </style:style>
    <style:style style:name="T78" style:family="text">
      <style:text-properties fo:font-size="9pt" fo:font-weight="normal" style:font-size-asian="9pt" style:font-weight-asian="normal" style:font-size-complex="9pt" style:font-weight-complex="normal"/>
    </style:style>
    <style:style style:name="T79" style:family="text">
      <style:text-properties fo:font-size="9pt" fo:font-weight="normal" officeooo:rsid="0013025c" style:font-size-asian="9pt" style:font-weight-asian="normal" style:font-size-complex="9pt" style:font-weight-complex="normal"/>
    </style:style>
    <style:style style:name="T80" style:family="text">
      <style:text-properties fo:font-size="9pt" fo:font-weight="normal" officeooo:rsid="00190779" style:font-size-asian="9pt" style:font-weight-asian="normal" style:font-size-complex="9pt" style:font-weight-complex="normal"/>
    </style:style>
    <style:style style:name="T81" style:family="text">
      <style:text-properties fo:font-size="9pt" fo:font-weight="normal" officeooo:rsid="0097a8c9" style:font-size-asian="9pt" style:font-weight-asian="normal" style:font-size-complex="9pt" style:font-weight-complex="normal"/>
    </style:style>
    <style:style style:name="T82" style:family="text">
      <style:text-properties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83" style:family="text">
      <style:text-properties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84" style:family="text">
      <style:text-properties style:text-line-through-style="none" style:text-line-through-type="none" fo:font-size="8pt" style:font-size-asian="8pt" style:font-size-complex="8pt"/>
    </style:style>
    <style:style style:name="T85" style:family="text">
      <style:text-properties officeooo:rsid="0016b88d"/>
    </style:style>
    <style:style style:name="T86" style:family="text">
      <style:text-properties officeooo:rsid="001942f6"/>
    </style:style>
    <style:style style:name="T87" style:family="text">
      <style:text-properties fo:color="#000000" loext:opacity="100%" style:text-line-through-style="none" style:text-line-through-type="none" fo:font-size="8pt" style:font-size-asian="8pt" style:font-size-complex="8pt"/>
    </style:style>
    <style:style style:name="T88" style:family="text">
      <style:text-properties fo:color="#000000" loext:opacity="100%" style:text-line-through-style="none" style:text-line-through-type="none" fo:font-size="8pt" fo:font-weight="bold" style:font-size-asian="8pt" style:font-weight-asian="bold" style:font-size-complex="8pt" style:font-weight-complex="bold"/>
    </style:style>
    <style:style style:name="T89" style:family="text">
      <style:text-properties fo:color="#000000" loext:opacity="100%" style:text-line-through-style="none" style:text-line-through-type="none" fo:font-size="8pt" fo:font-weight="bold" officeooo:rsid="0028a7d4" style:font-size-asian="8pt" style:font-weight-asian="bold" style:font-size-complex="8pt" style:font-weight-complex="bold"/>
    </style:style>
    <style:style style:name="T90" style:family="text">
      <style:text-properties fo:color="#000000" loext:opacity="100%" style:text-line-through-style="none" style:text-line-through-type="none" fo:font-size="8pt" fo:font-style="italic" officeooo:rsid="00293baa" style:font-size-asian="8pt" style:font-style-asian="italic" style:font-size-complex="8pt" style:font-style-complex="italic"/>
    </style:style>
    <style:style style:name="T91" style:family="text">
      <style:text-properties fo:color="#000000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92" style:family="text">
      <style:text-properties fo:color="#00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93" style:family="text">
      <style:text-properties fo:color="#000000" loext:opacity="100%" style:text-line-through-style="none" style:text-line-through-type="none" fo:font-size="9pt" fo:font-weight="bold" style:font-size-asian="9pt" style:font-weight-asian="bold" style:font-size-complex="9pt" style:font-weight-complex="bold"/>
    </style:style>
    <style:style style:name="T94" style:family="text">
      <style:text-properties fo:color="#000000" loext:opacity="100%" style:text-underline-style="none"/>
    </style:style>
    <style:style style:name="T95" style:family="text">
      <style:text-properties fo:color="#000000" loext:opacity="100%" style:text-underline-style="none" officeooo:rsid="0037d0be"/>
    </style:style>
    <style:style style:name="T96" style:family="text">
      <style:text-properties fo:color="#000000" loext:opacity="100%" style:text-underline-style="none" fo:font-weight="normal" officeooo:rsid="0037d0be" style:font-weight-asian="normal" style:font-weight-complex="normal"/>
    </style:style>
    <style:style style:name="T97" style:family="text">
      <style:text-properties fo:color="#000000" loext:opacity="100%" style:text-underline-style="none" fo:font-weight="normal" officeooo:rsid="00a36c96" style:font-weight-asian="normal" style:font-weight-complex="normal"/>
    </style:style>
    <style:style style:name="T98" style:family="text">
      <style:text-properties fo:color="#000000" loext:opacity="100%" style:text-underline-style="none" officeooo:rsid="00444d12"/>
    </style:style>
    <style:style style:name="T99" style:family="text">
      <style:text-properties fo:color="#000000" loext:opacity="100%" style:text-underline-style="none" officeooo:rsid="009b5bc5"/>
    </style:style>
    <style:style style:name="T100" style:family="text">
      <style:text-properties fo:color="#000000" loext:opacity="100%" style:text-underline-style="none" officeooo:rsid="00a1e870"/>
    </style:style>
    <style:style style:name="T101" style:family="text">
      <style:text-properties fo:color="#000000" loext:opacity="100%" style:text-underline-style="none" officeooo:rsid="00a36c96"/>
    </style:style>
    <style:style style:name="T102" style:family="text">
      <style:text-properties fo:color="#000000" loext:opacity="100%" style:font-name="Liberation Sans" fo:font-size="10.5pt" fo:font-weight="bold" officeooo:rsid="004454d4" fo:background-color="#ffffff" loext:char-shading-value="0" style:font-weight-asian="bold" style:font-weight-complex="bold"/>
    </style:style>
    <style:style style:name="T103" style:family="text">
      <style:text-properties fo:color="#000000" loext:opacity="100%" style:font-name="Liberation Sans" fo:font-size="10.5pt" fo:font-weight="bold" officeooo:rsid="00459296" fo:background-color="#ffffff" loext:char-shading-value="0" style:font-weight-asian="bold" style:font-weight-complex="bold"/>
    </style:style>
    <style:style style:name="T104" style:family="text">
      <style:text-properties fo:color="#000000" loext:opacity="100%" style:font-name="Liberation Sans" fo:font-weight="bold" officeooo:rsid="004454d4" style:font-weight-asian="bold" style:font-weight-complex="bold"/>
    </style:style>
    <style:style style:name="T105" style:family="text">
      <style:text-properties fo:color="#000000" loext:opacity="100%" style:font-name="Liberation Mono" fo:font-size="9pt" style:text-underline-style="none" fo:font-weight="bold" style:font-size-asian="9pt" style:font-weight-asian="bold" style:font-size-complex="9pt" style:font-weight-complex="bold"/>
    </style:style>
    <style:style style:name="T106" style:family="text">
      <style:text-properties fo:color="#000000" loext:opacity="100%" style:font-name="Liberation Mono" fo:font-size="9pt" style:text-underline-style="none" fo:font-weight="bold" officeooo:rsid="009b5bc5" style:font-size-asian="9pt" style:font-weight-asian="bold" style:font-size-complex="9pt" style:font-weight-complex="bold"/>
    </style:style>
    <style:style style:name="T107" style:family="text">
      <style:text-properties fo:color="#000000" loext:opacity="100%" style:font-name="Liberation Sans" fo:font-size="10pt" style:text-underline-style="none" fo:font-weight="normal" officeooo:rsid="009b5bc5" style:font-size-asian="10pt" style:font-weight-asian="normal" style:font-size-complex="10pt" style:font-weight-complex="normal"/>
    </style:style>
    <style:style style:name="T108" style:family="text">
      <style:text-properties fo:color="#000000" loext:opacity="100%" style:font-name="Liberation Sans" fo:font-size="10pt" style:text-underline-style="none" fo:font-weight="normal" officeooo:rsid="00a1e870" style:font-size-asian="10pt" style:font-weight-asian="normal" style:font-size-complex="10pt" style:font-weight-complex="normal"/>
    </style:style>
    <style:style style:name="T109" style:family="text">
      <style:text-properties fo:color="#000000" loext:opacity="100%" style:font-name="Liberation Sans" fo:font-size="10pt" style:text-underline-style="none" fo:font-weight="normal" officeooo:rsid="0081b60a" style:font-size-asian="10pt" style:font-weight-asian="normal" style:font-size-complex="10pt" style:font-weight-complex="normal"/>
    </style:style>
    <style:style style:name="T110" style:family="text">
      <style:text-properties fo:color="#000000" loext:opacity="100%" style:font-name="Liberation Sans" fo:font-size="10pt" style:text-underline-style="none" fo:font-weight="normal" officeooo:rsid="0089fdde" style:font-size-asian="10pt" style:font-weight-asian="normal" style:font-size-complex="10pt" style:font-weight-complex="normal"/>
    </style:style>
    <style:style style:name="T111" style:family="text">
      <style:text-properties fo:color="#000000" loext:opacity="100%" style:font-name="Liberation Sans" fo:font-size="10pt" style:text-underline-style="none" fo:font-weight="normal" officeooo:rsid="0099a182" style:font-size-asian="10pt" style:font-weight-asian="normal" style:font-size-complex="10pt" style:font-weight-complex="normal"/>
    </style:style>
    <style:style style:name="T112" style:family="text">
      <style:text-properties fo:color="#000000" loext:opacity="100%" style:font-name="Liberation Sans" fo:font-size="10pt" style:text-underline-style="none" fo:font-weight="normal" officeooo:rsid="00a36c96" style:font-size-asian="10pt" style:font-weight-asian="normal" style:font-size-complex="10pt" style:font-weight-complex="normal"/>
    </style:style>
    <style:style style:name="T113" style:family="text">
      <style:text-properties fo:color="#000000" loext:opacity="100%" style:font-name="Liberation Sans" style:text-underline-style="none" officeooo:rsid="00a1e870"/>
    </style:style>
    <style:style style:name="T114" style:family="text">
      <style:text-properties fo:color="#000000" loext:opacity="100%" style:font-name="Liberation Sans" fo:font-size="9pt" style:text-underline-style="none" fo:font-weight="normal" officeooo:rsid="009b5bc5" style:font-size-asian="9pt" style:font-weight-asian="normal" style:font-size-complex="9pt" style:font-weight-complex="normal"/>
    </style:style>
    <style:style style:name="T115" style:family="text">
      <style:text-properties officeooo:rsid="0034bcd1"/>
    </style:style>
    <style:style style:name="T116" style:family="text">
      <style:text-properties style:text-underline-style="none"/>
    </style:style>
    <style:style style:name="T117" style:family="text">
      <style:text-properties style:text-underline-style="none" officeooo:rsid="0034bcd1"/>
    </style:style>
    <style:style style:name="T118" style:family="text">
      <style:text-properties style:text-underline-style="none" fo:font-weight="bold" officeooo:rsid="003f6056" style:font-weight-asian="bold" style:font-weight-complex="bold"/>
    </style:style>
    <style:style style:name="T119" style:family="text">
      <style:text-properties style:text-underline-style="none" fo:font-weight="normal" officeooo:rsid="0037d0be" style:font-weight-asian="normal" style:font-weight-complex="normal"/>
    </style:style>
    <style:style style:name="T120" style:family="text">
      <style:text-properties style:text-underline-style="none" fo:font-weight="normal" officeooo:rsid="00a36c96" style:font-weight-asian="normal" style:font-weight-complex="normal"/>
    </style:style>
    <style:style style:name="T121" style:family="text">
      <style:text-properties officeooo:rsid="0035a850"/>
    </style:style>
    <style:style style:name="T122" style:family="text">
      <style:text-properties fo:color="#ff4000" loext:opacity="100%" fo:font-weight="normal" officeooo:rsid="0037d0be" style:font-weight-asian="normal" style:font-weight-complex="normal"/>
    </style:style>
    <style:style style:name="T123" style:family="text">
      <style:text-properties fo:color="#ff4000" loext:opacity="100%" style:font-name="Liberation Sans" fo:font-size="10pt" style:text-underline-style="none" fo:font-weight="normal" officeooo:rsid="0037d0be" style:font-size-asian="10pt" style:font-weight-asian="normal" style:font-size-complex="10pt" style:font-weight-complex="normal"/>
    </style:style>
    <style:style style:name="T124" style:family="text">
      <style:text-properties officeooo:rsid="003b2aae"/>
    </style:style>
    <style:style style:name="T125" style:family="text">
      <style:text-properties officeooo:rsid="003f6056"/>
    </style:style>
    <style:style style:name="T126" style:family="text">
      <style:text-properties officeooo:rsid="00410688"/>
    </style:style>
    <style:style style:name="T127" style:family="text">
      <style:text-properties officeooo:rsid="0042d49b"/>
    </style:style>
    <style:style style:name="T128" style:family="text">
      <style:text-properties officeooo:rsid="00444d12"/>
    </style:style>
    <style:style style:name="T129" style:family="text">
      <style:text-properties officeooo:rsid="00444fc0"/>
    </style:style>
    <style:style style:name="T130" style:family="text">
      <style:text-properties officeooo:rsid="004454d4"/>
    </style:style>
    <style:style style:name="T131" style:family="text">
      <style:text-properties fo:color="#ff0000" loext:opacity="100%" officeooo:rsid="00444d12"/>
    </style:style>
    <style:style style:name="T132" style:family="text">
      <style:text-properties fo:color="#ff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33" style:family="text">
      <style:text-properties fo:color="#ff0000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134" style:family="text">
      <style:text-properties officeooo:rsid="004864bb"/>
    </style:style>
    <style:style style:name="T135" style:family="text">
      <style:text-properties officeooo:rsid="004fddcd"/>
    </style:style>
    <style:style style:name="T136" style:family="text">
      <style:text-properties style:font-name="Liberation Sans1" fo:font-size="10pt" style:text-underline-style="none" officeooo:rsid="00515b7f"/>
    </style:style>
    <style:style style:name="T137" style:family="text">
      <style:text-properties style:font-name="Liberation Sans1" fo:font-size="10pt" style:text-underline-style="none" fo:font-weight="normal" officeooo:rsid="005ad943" style:font-weight-asian="normal" style:font-weight-complex="normal"/>
    </style:style>
    <style:style style:name="T138" style:family="text">
      <style:text-properties style:font-name="Liberation Sans1" fo:font-size="10pt" style:text-underline-style="none" fo:font-weight="normal" officeooo:rsid="00602272" style:font-weight-asian="normal" style:font-weight-complex="normal"/>
    </style:style>
    <style:style style:name="T139" style:family="text">
      <style:text-properties style:font-name="Liberation Sans1" fo:font-size="10pt" style:text-underline-style="none" fo:font-weight="normal" officeooo:rsid="00698dc8" style:font-weight-asian="normal" style:font-weight-complex="normal"/>
    </style:style>
    <style:style style:name="T140" style:family="text">
      <style:text-properties style:font-name="Liberation Sans1" fo:font-size="10pt" style:text-underline-style="none" fo:font-weight="normal" officeooo:rsid="008350f3" style:font-weight-asian="normal" style:font-weight-complex="normal"/>
    </style:style>
    <style:style style:name="T141" style:family="text">
      <style:text-properties style:font-name="Liberation Sans1" fo:font-size="10pt" style:text-underline-style="none" fo:font-weight="normal" officeooo:rsid="0083c0f0" style:font-weight-asian="normal" style:font-weight-complex="normal"/>
    </style:style>
    <style:style style:name="T142" style:family="text">
      <style:text-properties style:font-name="Liberation Sans1" fo:font-size="10pt" style:text-underline-style="none" fo:font-weight="normal" officeooo:rsid="008bc817" style:font-weight-asian="normal" style:font-weight-complex="normal"/>
    </style:style>
    <style:style style:name="T143" style:family="text">
      <style:text-properties style:font-name="Liberation Sans1" fo:font-size="10pt" style:text-underline-style="none" fo:font-weight="normal" officeooo:rsid="00918e6a" style:font-weight-asian="normal" style:font-weight-complex="normal"/>
    </style:style>
    <style:style style:name="T144" style:family="text">
      <style:text-properties style:font-name="Liberation Sans1" fo:font-size="10pt" style:text-underline-style="none" fo:font-weight="normal" officeooo:rsid="00938157" style:font-weight-asian="normal" style:font-weight-complex="normal"/>
    </style:style>
    <style:style style:name="T145" style:family="text">
      <style:text-properties style:font-name="Liberation Sans1" fo:font-size="10pt" style:text-underline-style="none" fo:font-weight="normal" officeooo:rsid="008350f3" style:font-name-asian="Noto Sans Mono CJK SC" style:font-size-asian="10pt" style:font-weight-asian="normal" style:font-name-complex="Liberation Mono" style:font-size-complex="10pt" style:font-weight-complex="normal"/>
    </style:style>
    <style:style style:name="T146" style:family="text">
      <style:text-properties style:font-name="Liberation Sans1" fo:font-size="10pt" style:text-underline-style="none" officeooo:rsid="008e2b8f"/>
    </style:style>
    <style:style style:name="T147" style:family="text">
      <style:text-properties officeooo:rsid="005ad943"/>
    </style:style>
    <style:style style:name="T148" style:family="text">
      <style:text-properties officeooo:rsid="005ec5c3"/>
    </style:style>
    <style:style style:name="T149" style:family="text">
      <style:text-properties officeooo:rsid="00666584"/>
    </style:style>
    <style:style style:name="T150" style:family="text">
      <style:text-properties officeooo:rsid="007be6b2"/>
    </style:style>
    <style:style style:name="T151" style:family="text">
      <style:text-properties officeooo:rsid="008c587f"/>
    </style:style>
    <style:style style:name="T152" style:family="text">
      <style:text-properties officeooo:rsid="0094ef4a"/>
    </style:style>
    <style:style style:name="T153" style:family="text">
      <style:text-properties style:font-name="Liberation Sans"/>
    </style:style>
    <style:style style:name="T154" style:family="text">
      <style:text-properties style:font-name="Liberation Sans" officeooo:rsid="00666584"/>
    </style:style>
    <style:style style:name="T155" style:family="text">
      <style:text-properties style:font-name="Liberation Sans" officeooo:rsid="0094ef4a"/>
    </style:style>
    <style:style style:name="T156" style:family="text">
      <style:text-properties style:font-name="Liberation Sans" style:text-underline-style="solid" style:text-underline-width="auto" style:text-underline-color="font-color" officeooo:rsid="008bc817"/>
    </style:style>
    <style:style style:name="T157" style:family="text">
      <style:text-properties style:font-name="Liberation Sans" style:text-underline-style="solid" style:text-underline-width="auto" style:text-underline-color="font-color" officeooo:rsid="0034bcd1"/>
    </style:style>
    <style:style style:name="T158" style:family="text">
      <style:text-properties style:font-name="Liberation Sans" style:text-underline-style="none" officeooo:rsid="008bc817"/>
    </style:style>
    <style:style style:name="T159" style:family="text">
      <style:text-properties style:font-name="Liberation Sans" style:text-underline-style="none" fo:font-weight="normal" style:font-weight-asian="normal" style:font-weight-complex="normal"/>
    </style:style>
    <style:style style:name="T160" style:family="text">
      <style:text-properties style:font-name="Liberation Sans" style:text-underline-style="none" fo:font-weight="normal" officeooo:rsid="00699bbd" style:font-weight-asian="normal" style:font-weight-complex="normal"/>
    </style:style>
    <style:style style:name="T161" style:family="text">
      <style:text-properties style:font-name="Liberation Sans" style:text-underline-style="none" officeooo:rsid="0034bcd1"/>
    </style:style>
    <style:style style:name="T162" style:family="text">
      <style:text-properties style:font-name="Liberation Sans" style:text-underline-style="none" officeooo:rsid="0042d49b"/>
    </style:style>
    <style:style style:name="T163" style:family="text">
      <style:text-properties style:font-name="Liberation Sans" style:text-underline-style="none" officeooo:rsid="00698dc8"/>
    </style:style>
    <style:style style:name="T164" style:family="text">
      <style:text-properties style:font-name="Liberation Sans" officeooo:rsid="00938157"/>
    </style:style>
    <style:style style:name="T165" style:family="text">
      <style:text-properties style:font-name="Liberation Sans" officeooo:rsid="00869675"/>
    </style:style>
    <style:style style:name="T166" style:family="text">
      <style:text-properties style:font-name="Liberation Sans" officeooo:rsid="00859984"/>
    </style:style>
    <style:style style:name="T167" style:family="text">
      <style:text-properties style:font-name="Liberation Sans" officeooo:rsid="004864bb"/>
    </style:style>
    <style:style style:name="T168" style:family="text">
      <style:text-properties style:font-name="Liberation Sans" fo:font-weight="bold" officeooo:rsid="004864bb" style:font-weight-asian="bold" style:font-weight-complex="bold"/>
    </style:style>
    <style:style style:name="T169" style:family="text">
      <style:text-properties style:font-name="Liberation Sans" fo:font-weight="bold" officeooo:rsid="00666584" style:font-weight-asian="bold" style:font-weight-complex="bold"/>
    </style:style>
    <style:style style:name="T170" style:family="text">
      <style:text-properties style:font-name="Liberation Sans" fo:font-weight="normal" style:font-weight-asian="normal" style:font-weight-complex="normal"/>
    </style:style>
    <style:style style:name="T171" style:family="text">
      <style:text-properties style:font-name="Liberation Sans" fo:font-weight="normal" officeooo:rsid="00699bbd" style:font-weight-asian="normal" style:font-weight-complex="normal"/>
    </style:style>
    <style:style style:name="T172" style:family="text">
      <style:text-properties style:font-name="Liberation Sans" fo:font-weight="normal" officeooo:rsid="00666584" style:font-weight-asian="normal" style:font-weight-complex="normal"/>
    </style:style>
    <style:style style:name="T173" style:family="text">
      <style:text-properties style:font-name="Liberation Sans" fo:font-weight="normal" officeooo:rsid="0046e604" style:font-weight-asian="normal" style:font-weight-complex="normal"/>
    </style:style>
    <style:style style:name="T174" style:family="text">
      <style:text-properties style:font-name="Liberation Sans" fo:font-weight="normal" officeooo:rsid="0048a659" style:font-weight-asian="normal" style:font-weight-complex="normal"/>
    </style:style>
    <style:style style:name="T175" style:family="text">
      <style:text-properties style:font-name="Liberation Sans" fo:font-weight="normal" officeooo:rsid="00489444" style:font-weight-asian="normal" style:font-weight-complex="normal"/>
    </style:style>
    <style:style style:name="T176" style:family="text">
      <style:text-properties style:font-name="Liberation Sans" officeooo:rsid="0066de0b"/>
    </style:style>
    <style:style style:name="T177" style:family="text">
      <style:text-properties style:font-name="Liberation Sans" officeooo:rsid="0034bcd1"/>
    </style:style>
    <style:style style:name="T178" style:family="text">
      <style:text-properties style:font-name="Liberation Sans" officeooo:rsid="00698dc8"/>
    </style:style>
    <style:style style:name="T179" style:family="text">
      <style:text-properties style:font-name="Liberation Sans" fo:font-size="9pt" officeooo:rsid="0034bcd1" style:font-name-asian="Noto Sans Mono CJK SC" style:font-size-asian="10pt" style:font-name-complex="Liberation Mono" style:font-size-complex="10pt"/>
    </style:style>
    <style:style style:name="T180" style:family="text">
      <style:text-properties style:font-name="Liberation Sans" fo:font-size="10pt" officeooo:rsid="002d4f82" style:font-size-asian="10pt" style:font-size-complex="10pt"/>
    </style:style>
    <style:style style:name="T181" style:family="text">
      <style:text-properties style:font-name="Liberation Sans" fo:font-size="10pt" officeooo:rsid="0046e604" style:font-size-asian="10pt" style:font-size-complex="10pt"/>
    </style:style>
    <style:style style:name="T182" style:family="text">
      <style:text-properties style:font-name="Liberation Sans" fo:font-size="10pt" officeooo:rsid="002e15de" style:font-size-asian="10pt" style:font-size-complex="10pt"/>
    </style:style>
    <style:style style:name="T183" style:family="text">
      <style:text-properties style:font-name="Liberation Sans" fo:font-size="10pt" officeooo:rsid="0049fe09" style:font-size-asian="10pt" style:font-size-complex="10pt"/>
    </style:style>
    <style:style style:name="T184" style:family="text">
      <style:text-properties style:font-name="Liberation Sans" fo:font-size="10pt" fo:font-style="normal" officeooo:rsid="002d4f82" style:font-size-asian="10pt" style:font-style-asian="normal" style:font-size-complex="10pt" style:font-style-complex="normal"/>
    </style:style>
    <style:style style:name="T185" style:family="text">
      <style:text-properties style:font-name="Liberation Sans" fo:font-size="10pt" fo:font-weight="normal" officeooo:rsid="0046e604" style:font-size-asian="10pt" style:font-weight-asian="normal" style:font-size-complex="10pt" style:font-weight-complex="normal"/>
    </style:style>
    <style:style style:name="T186" style:family="text">
      <style:text-properties style:font-name="Liberation Sans" fo:font-size="10pt" fo:font-weight="bold" officeooo:rsid="009552a4" style:font-size-asian="10pt" style:font-weight-asian="bold" style:font-size-complex="10pt" style:font-weight-complex="bold"/>
    </style:style>
    <style:style style:name="T187" style:family="text">
      <style:text-properties style:font-name="Liberation Sans" fo:font-size="10pt" fo:font-weight="bold" officeooo:rsid="002d4f82" style:font-size-asian="10pt" style:font-weight-asian="bold" style:font-size-complex="10pt" style:font-weight-complex="bold"/>
    </style:style>
    <style:style style:name="T188" style:family="text">
      <style:text-properties style:font-name="Liberation Sans" officeooo:rsid="009f74c8"/>
    </style:style>
    <style:style style:name="T189" style:family="text">
      <style:text-properties officeooo:rsid="0099a182"/>
    </style:style>
    <style:style style:name="T190" style:family="text">
      <style:text-properties style:font-name="Liberation Sans" fo:font-size="10pt" officeooo:rsid="0099a182" style:font-size-asian="10pt" style:font-size-complex="10pt"/>
    </style:style>
    <style:style style:name="T191" style:family="text">
      <style:text-properties style:font-name="Liberation Sans" fo:font-size="10pt" style:text-underline-style="none" fo:font-weight="normal" officeooo:rsid="009b5bc5" style:font-size-asian="10pt" style:font-weight-asian="normal" style:font-size-complex="10pt" style:font-weight-complex="normal"/>
    </style:style>
    <style:style style:name="T192" style:family="text">
      <style:text-properties style:font-name="Liberation Sans" fo:font-size="10pt" style:text-underline-style="none" fo:font-weight="normal" officeooo:rsid="009d8123" style:font-size-asian="10pt" style:font-weight-asian="normal" style:font-size-complex="10pt" style:font-weight-complex="normal"/>
    </style:style>
    <style:style style:name="T193" style:family="text">
      <style:text-properties style:font-name="Liberation Sans" fo:font-size="10pt" style:text-underline-style="none" fo:font-weight="normal" officeooo:rsid="009dd927" style:font-size-asian="10pt" style:font-weight-asian="normal" style:font-size-complex="10pt" style:font-weight-complex="normal"/>
    </style:style>
    <style:style style:name="T194" style:family="text">
      <style:text-properties style:font-name="Liberation Sans" fo:font-size="10pt" style:text-underline-style="none" fo:font-weight="normal" officeooo:rsid="009f74c8" style:font-size-asian="10pt" style:font-weight-asian="normal" style:font-size-complex="10pt" style:font-weight-complex="normal"/>
    </style:style>
    <style:style style:name="T195" style:family="text">
      <style:text-properties style:font-name="Liberation Sans" fo:font-size="10pt" style:text-underline-style="none" fo:font-weight="normal" officeooo:rsid="00a0d22d" style:font-size-asian="10pt" style:font-weight-asian="normal" style:font-size-complex="10pt" style:font-weight-complex="normal"/>
    </style:style>
    <style:style style:name="T196" style:family="text">
      <style:text-properties style:font-name="Liberation Sans" fo:font-size="10pt" style:text-underline-style="none" fo:font-weight="normal" officeooo:rsid="00a1e870" style:font-size-asian="10pt" style:font-weight-asian="normal" style:font-size-complex="10pt" style:font-weight-complex="normal"/>
    </style:style>
    <style:style style:name="T197" style:family="text">
      <style:text-properties style:font-name="Liberation Sans" fo:font-size="10pt" style:text-underline-style="none" officeooo:rsid="009dd927" style:font-size-asian="10pt" style:font-size-complex="10pt"/>
    </style:style>
    <style:style style:name="T198" style:family="text">
      <style:text-properties style:font-name="Liberation Mono" fo:font-size="10pt" officeooo:rsid="0099a182" style:font-size-asian="10pt" style:font-size-complex="10pt"/>
    </style:style>
    <style:style style:name="T199" style:family="text">
      <style:text-properties style:font-name="Liberation Mono" fo:font-size="10pt" officeooo:rsid="009b3c8b" style:font-size-asian="10pt" style:font-size-complex="10pt"/>
    </style:style>
    <style:style style:name="T200" style:family="text">
      <style:text-properties style:font-name="Liberation Mono" fo:font-size="9pt" style:font-size-asian="9pt" style:font-size-complex="9pt"/>
    </style:style>
    <style:style style:name="T201" style:family="text">
      <style:text-properties style:font-name="Liberation Mono" fo:font-size="9pt" officeooo:rsid="0099a182" style:font-size-asian="9pt" style:font-size-complex="9pt"/>
    </style:style>
    <style:style style:name="T202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203" style:family="text">
      <style:text-properties style:font-name="Liberation Mono" fo:font-size="9pt" style:text-underline-style="none" fo:font-weight="normal" officeooo:rsid="009b5bc5" style:font-size-asian="9pt" style:font-weight-asian="normal" style:font-size-complex="9pt" style:font-weight-complex="normal"/>
    </style:style>
    <style:style style:name="T204" style:family="text">
      <style:text-properties style:font-name="Liberation Mono" fo:font-size="9pt" style:text-underline-style="none" fo:font-weight="normal" officeooo:rsid="009dd927" style:font-size-asian="9pt" style:font-weight-asian="normal" style:font-size-complex="9pt" style:font-weight-complex="normal"/>
    </style:style>
    <style:style style:name="T205" style:family="text">
      <style:text-properties style:font-name="Liberation Mono" fo:font-size="9pt" style:text-underline-style="none" officeooo:rsid="009b5bc5" style:font-size-asian="9pt" style:font-size-complex="9pt"/>
    </style:style>
    <style:style style:name="T206" style:family="text">
      <style:text-properties officeooo:rsid="009f74c8"/>
    </style:style>
    <style:style style:name="T207" style:family="text">
      <style:text-properties officeooo:rsid="00a1e8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cess<text:span text:style-name="T86">us</text:span> classement photos</text:p>
      <text:p text:style-name="P13"/>
      <text:h text:style-name="P31" text:outline-level="1"><text:span text:style-name="Source_20_Text"><text:span text:style-name="T4"/></text:span></text:h>
      <text:p text:style-name="P3"><text:span text:style-name="Source_20_Text"><text:span text:style-name="T186">Scripts Outils </text:span></text:span><text:span text:style-name="Source_20_Text"><text:span text:style-name="T187">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S /home/denis&gt; cd ./Documents/</text:span></text:span><text:span text:style-name="Source_20_Text"><text:span text:style-name="T5">photos_sort_tools</text:span></text:span><text:span text:style-name="Source_20_Text"><text:span text:style-name="T1">/ <text:line-break/>PS /home/denis/Documents/photos_sort_tools&gt; </text:span></text:span><text:span text:style-name="Source_20_Text"><text:span text:style-name="T5">. ./Sort-PhotoDateTools.ps1</text:span></text:span><text:span text:style-name="Source_20_Text"><text:span text:style-name="T1"> -Verbose</text:span></text:span></text:p>
      <text:p text:style-name="P1"><text:span text:style-name="Source_20_Text"><text:span text:style-name="T1"/></text:span></text:p>
      <text:p text:style-name="P1"><text:span text:style-name="Source_20_Text"><text:span text:style-name="T5">photodates_Analysis.</text:span></text:span><text:span text:style-name="Source_20_Text"><text:span text:style-name="T6">ps1</text:span></text:span></text:p>
      <text:p text:style-name="P40"><text:span text:style-name="Source_20_Text"><text:span text:style-name="T190">Bibliothèque de fonctions et de classes appelée en dot-sourcing par la plupart des autres scripts.</text:span></text:span></text:p>
      <text:p text:style-name="P40"><text:span text:style-name="Source_20_Text"><text:span text:style-name="T190"/></text:span></text:p>
      <text:p text:style-name="P40"><text:span text:style-name="Source_20_Text"><text:span text:style-name="T190">Voir l’entête des autres scripts pour leur usage.</text:span></text:span></text:p>
      <text:p text:style-name="P40"><text:span text:style-name="Source_20_Text"><text:span text:style-name="T190">Certains peuvent être appelés par le menu contextuel (« clic droit) du Gestionnaire de fichiers Nemo en copiant les fichiers </text:span></text:span><text:span text:style-name="Source_20_Text"><text:span text:style-name="T201">*.nemo_action</text:span></text:span><text:span text:style-name="Source_20_Text"><text:span text:style-name="T190"> de </text:span></text:span><text:span text:style-name="Source_20_Text"><text:span text:style-name="T201">‘</text:span></text:span><text:span text:style-name="Source_20_Text"><text:span text:style-name="T200">./Documents/</text:span></text:span><text:span text:style-name="Source_20_Text"><text:span text:style-name="T202">photos_sort_tools</text:span></text:span><text:span text:style-name="Source_20_Text"><text:span text:style-name="T200">/’</text:span></text:span><text:span text:style-name="Source_20_Text"><text:span text:style-name="T1"> </text:span></text:span><text:span text:style-name="Source_20_Text"><text:span text:style-name="T190">vers </text:span></text:span><text:span text:style-name="Source_20_Text"><text:span text:style-name="T198">'</text:span></text:span><text:span text:style-name="Source_20_Text"><text:span text:style-name="T199">~</text:span></text:span><text:span text:style-name="Source_20_Text"><text:span text:style-name="T198">/.local/share/nemo/actions' </text:span></text:span></text:p>
      <text:p text:style-name="P23"><text:span text:style-name="Source_20_Text"/></text:p>
      <text:h text:style-name="P32" text:outline-level="1">Principes généraux</text:h>
      <text:list text:style-name="L1">
        <text:list-item>
          <text:p text:style-name="P41">Photo Sets</text:p>
        </text:list-item>
      </text:list>
      <text:p text:style-name="P4"><text:span text:style-name="Source_20_Text"><text:span text:style-name="T3">«photo set dirs»=répertoires photo/vidéos dans '/home/denis/Documents/photo_sets/’ :</text:span></text:span></text:p>
      <text:p text:style-name="P4"><text:span text:style-name="Source_20_Text"><text:span text:style-name="T3"/></text:span></text:p>
      <text:p text:style-name="P30"><text:span text:style-name="Source_20_Text"><text:span text:style-name="T3"><text:tab/></text:span></text:span><text:span text:style-name="Source_20_Text"><text:span text:style-name="T180">/</text:span></text:span><text:span text:style-name="Source_20_Text"><text:span text:style-name="T184">nostruc/</text:span></text:span><text:span text:style-name="Source_20_Text"><text:span text:style-name="T180"> <text:tab/>⇒ copie du share PhotosFamille du NAS nostrucs<text:line-break/><text:tab/><text:tab/></text:span></text:span><text:span text:style-name="Source_20_Text"><text:span text:style-name="T181">( </text:span></text:span><text:span text:style-name="Source_20_Text"><text:span text:style-name="T185">NFS : </text:span></text:span><text:span text:style-name="Source_20_Text"><text:span text:style-name="T170">sudo mount </text:span></text:span><text:span text:style-name="Source_20_Text"><text:span text:style-name="T173">nostrucs</text:span></text:span><text:span text:style-name="Source_20_Text"><text:span text:style-name="T170">:/</text:span></text:span><text:span text:style-name="Source_20_Text"><text:span text:style-name="T174">v</text:span></text:span><text:span text:style-name="Source_20_Text"><text:span text:style-name="T175">olume1/</text:span></text:span><text:span text:style-name="Source_20_Text"><text:span text:style-name="T173">PhotosFamille</text:span></text:span><text:span text:style-name="Source_20_Text"><text:span text:style-name="T170"> /mnt/nostrucs_PhotosFamille </text:span></text:span><text:span text:style-name="Source_20_Text"><text:span text:style-name="T173">)</text:span></text:span></text:p>
      <text:p text:style-name="P4"><text:span text:style-name="Source_20_Text"><text:span text:style-name="T180"><text:tab/>/gdegau35/<text:tab/>⇒ photos </text:span></text:span><text:span text:style-name="Source_20_Text"><text:span text:style-name="T182">Google </text:span></text:span><text:span text:style-name="Source_20_Text"><text:span text:style-name="T180">de </text:span></text:span><text:span text:style-name="Source_20_Text"><text:span text:style-name="T182">degau35</text:span></text:span><text:span text:style-name="Source_20_Text"><text:span text:style-name="T180"> (zip</text:span></text:span><text:span text:style-name="Source_20_Text"><text:span text:style-name="T183">s exportés</text:span></text:span><text:span text:style-name="Source_20_Text"><text:span text:style-name="T180"> avec Google TakeOut)</text:span></text:span></text:p>
      <text:p text:style-name="P4"><text:span text:style-name="Source_20_Text"><text:span text:style-name="T180"><text:tab/>/g</text:span></text:span><text:span text:style-name="Source_20_Text"><text:span text:style-name="T182">scrapcath</text:span></text:span><text:span text:style-name="Source_20_Text"><text:span text:style-name="T180">/</text:span></text:span><text:span text:style-name="Source_20_Text"><text:span text:style-name="T182"> <text:tab/></text:span></text:span><text:span text:style-name="Source_20_Text"><text:span text:style-name="T180">⇒ photos </text:span></text:span><text:span text:style-name="Source_20_Text"><text:span text:style-name="T182">Google </text:span></text:span><text:span text:style-name="Source_20_Text"><text:span text:style-name="T180">de </text:span></text:span><text:span text:style-name="Source_20_Text"><text:span text:style-name="T182">scrapcath</text:span></text:span><text:span text:style-name="Source_20_Text"><text:span text:style-name="T180"> ( zip</text:span></text:span><text:span text:style-name="Source_20_Text"><text:span text:style-name="T183">s exportés</text:span></text:span><text:span text:style-name="Source_20_Text"><text:span text:style-name="T180"> avec Google TakeOut)</text:span></text:span></text:p>
      <text:p text:style-name="P4"><text:span text:style-name="Source_20_Text"><text:span text:style-name="T3"/></text:span></text:p>
      <text:list text:continue-numbering="true" text:style-name="L1">
        <text:list-item>
          <text:p text:style-name="P42"><text:span text:style-name="T151">But : </text:span>Classement final dans nostrucs</text:p>
        </text:list-item>
      </text:list>
      <text:p text:style-name="P16"/>
      <text:list xml:id="list10462830844354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3"><text:span text:style-name="T125">Classer par année/mois YYYY/YYYY-MM </text:span><text:span text:style-name="T127">(exceptionnellement YYYY-MM-DD) </text:span><text:span text:style-name="T125">+ Album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15"><text:span text:style-name="Source_20_Text"><text:span text:style-name="T69">YYYY<text:line-break/> |_ YYYY-MM <text:s text:c="15"/></text:span></text:span><text:span text:style-name="Source_20_Text"><text:span text:style-name="T121">}</text:span></text:span><text:span text:style-name="Source_20_Text"><text:span text:style-name="T69"><text:line-break/> </text:span></text:span><text:span text:style-name="Source_20_Text"><text:span text:style-name="T70">|_ YYYY-MM Texte titre </text:span></text:span><text:span text:style-name="Source_20_Text"><text:span text:style-name="T121">1 <text:s/>} </text:span></text:span><text:span text:style-name="Source_20_Text"><text:span text:style-name="T126">⇒</text:span></text:span><text:span text:style-name="Source_20_Text"><text:span text:style-name="T121"> un mois peut </text:span></text:span><text:span text:style-name="Source_20_Text"><text:span text:style-name="T8">ê</text:span></text:span><text:span text:style-name="Source_20_Text"><text:span text:style-name="T121">tre partagé en plusieurs dossiers</text:span></text:span></text:p>
      <text:p text:style-name="P22"><text:span text:style-name="Source_20_Text"><text:span text:style-name="T69"><text:s/></text:span></text:span><text:span text:style-name="Source_20_Text"><text:span text:style-name="T70">|_ YYYY-MM Texte titre </text:span></text:span><text:span text:style-name="Source_20_Text"><text:span text:style-name="T121">2 <text:s/>} <text:s text:c="2"/></text:span></text:span><text:span text:style-name="Source_20_Text"><text:span text:style-name="T18">exception</text:span></text:span><text:span text:style-name="Source_20_Text"><text:span text:style-name="T149">nellement qqs jours du mois précédent ou suivant</text:span></text:span><text:span text:style-name="Source_20_Text"><text:span text:style-name="T121"><text:line-break/></text:span></text:span><text:span text:style-name="Source_20_Text"><text:span text:style-name="T69"> </text:span></text:span><text:span text:style-name="Source_20_Text"><text:span text:style-name="T70">|_ YYYY-MM-</text:span></text:span><text:span text:style-name="Source_20_Text"><text:span text:style-name="T124">DD</text:span></text:span><text:span text:style-name="Source_20_Text"><text:span text:style-name="T70"> Texte titre </text:span></text:span><text:span text:style-name="Source_20_Text"><text:s text:c="2"/></text:span><text:span text:style-name="Source_20_Text"><text:span text:style-name="T127">⇒ </text:span></text:span><text:span text:style-name="Source_20_Text"><text:span text:style-name="T150">un seul jour</text:span></text:span></text:p>
      <text:p text:style-name="P22"><text:span text:style-name="Source_20_Text"><text:span text:style-name="T69"><text:s/></text:span></text:span><text:span text:style-name="Source_20_Text"><text:span text:style-name="T70">|_ YYYY-MM-</text:span></text:span><text:span text:style-name="Source_20_Text"><text:span text:style-name="T124">DD</text:span></text:span><text:span text:style-name="Source_20_Text"><text:span text:style-name="T150">(xj)<text:tab/><text:tab/></text:span></text:span><text:span text:style-name="Source_20_Text"><text:span text:style-name="T70"> <text:s text:c="2"/></text:span></text:span><text:span text:style-name="Source_20_Text"><text:span text:style-name="T150">⇒ x jours </text:span></text:span><text:span text:style-name="Source_20_Text"><text:span text:style-name="T148">(</text:span></text:span><text:span text:style-name="Source_20_Text"> </text:span><text:span text:style-name="Source_20_Text"><text:span text:style-name="T150">(xj) ou (xd) </text:span></text:span><text:span text:style-name="Source_20_Text"><text:span text:style-name="T148">)</text:span></text:span></text:p>
      <text:p text:style-name="P21"><text:span text:style-name="Source_20_Text"><text:s/></text:span><text:span text:style-name="Source_20_Text"><text:span text:style-name="T125">|</text:span></text:span><text:line-break/><text:span text:style-name="Source_20_Text"><text:span text:style-name="T115">_ALBUMS<text:line-break/></text:span></text:span><text:span text:style-name="Source_20_Text"><text:span text:style-name="T69"> </text:span></text:span><text:span text:style-name="Source_20_Text"><text:span text:style-name="T70">|_ Texte titre </text:span></text:span><text:span text:style-name="Source_20_Text"><text:span text:style-name="T115">album<text:line-break/></text:span></text:span></text:p>
      <text:p text:style-name="P18"><text:span text:style-name="Source_20_Text"><text:span text:style-name="T152">Les fichiers seront renommés, selon un standard basé sur la date (« date-normalized »):</text:span></text:span></text:p>
      <text:p text:style-name="P18"/>
      <text:p text:style-name="P18"><text:span text:style-name="Source_20_Text"><text:span text:style-name="T9">The date-normalized filename pattern is <text:s/></text:span></text:span><text:span text:style-name="Source_20_Text"><text:span text:style-name="T11">YYYY-MM-dd_HH-mm-ss[</text:span></text:span><text:span text:style-name="Source_20_Text"><text:span text:style-name="T12">_n</text:span></text:span><text:span text:style-name="Source_20_Text"><text:span text:style-name="T11">n].&lt;ext&gt; </text:span></text:span></text:p>
      <text:p text:style-name="P17"><text:span text:style-name="Source_20_Text"><text:span text:style-name="T7"><text:s text:c="2"/>“YYYY-MM-dd_HH-mm-ss” is the date and time, in ISO 8601 format, accurate to the second, but with “-” and “_” as separators, in order to stay compatible with old file systems.</text:span></text:span></text:p>
      <text:p text:style-name="P17"><text:span text:style-name="Source_20_Text"><text:span text:style-name="T7"><text:s text:c="2"/>'-n</text:span></text:span><text:span text:style-name="Source_20_Text"><text:span text:style-name="T13">n</text:span></text:span><text:span text:style-name="Source_20_Text"><text:span text:style-name="T7">' is an optionnal </text:span></text:span><text:span text:style-name="Source_20_Text"><text:span text:style-name="T13">2 digits </text:span></text:span><text:span text:style-name="Source_20_Text"><text:span text:style-name="T7">integer to avoid identical file names in the same directory. </text:span></text:span></text:p>
      <text:p text:style-name="P17"><text:span text:style-name="Source_20_Text"><text:span text:style-name="T7"><text:s text:c="7"/>if n -gt </text:span></text:span><text:span text:style-name="Source_20_Text"><text:span text:style-name="T10">99</text:span></text:span><text:span text:style-name="Source_20_Text"><text:span text:style-name="T7"> then an exception is thrown: too much photos having the same date/time.</text:span></text:span></text:p>
      <text:p text:style-name="P17"><text:span text:style-name="Source_20_Text"><text:span text:style-name="T7"><text:s text:c="2"/>'.&lt;ext&gt;' is the file name extension. It will be forced into lowercase if it is not already.</text:span></text:span></text:p>
      <text:p text:style-name="P17"><text:span text:style-name="Source_20_Text"><text:span text:style-name="T153"/></text:span></text:p>
      <text:p text:style-name="P18"><text:span text:style-name="Source_20_Text"><text:span text:style-name="T154">Ordre de priorité </text:span></text:span><text:span text:style-name="Source_20_Text"><text:span text:style-name="T156">par défaut</text:span></text:span><text:span text:style-name="Source_20_Text"><text:span text:style-name="T158"> </text:span></text:span><text:span text:style-name="Source_20_Text"><text:span text:style-name="T154">dans les dates, </text:span></text:span><text:span text:style-name="Source_20_Text"><text:span text:style-name="T155">(mais ça </text:span></text:span><text:span text:style-name="Source_20_Text"><text:span text:style-name="T164">dépend </text:span></text:span><text:span text:style-name="Source_20_Text"><text:span text:style-name="T155">vraiment des époques, à décider pour chaque mois</text:span></text:span><text:span text:style-name="Source_20_Text"><text:span text:style-name="T165">...</text:span></text:span><text:span text:style-name="Source_20_Text"><text:span text:style-name="T155">)</text:span></text:span><text:span text:style-name="Source_20_Text"><text:span text:style-name="T154">:</text:span></text:span></text:p>
      <text:list text:style-name="L2">
        <text:list-item>
          <text:p text:style-name="P55"><text:span text:style-name="Source_20_Text"><text:span text:style-name="T166">D</text:span></text:span><text:span text:style-name="Source_20_Text"><text:span text:style-name="T167">ate Exif </text:span></text:span><text:span text:style-name="Source_20_Text"><text:span text:style-name="T168">CreateDate</text:span></text:span></text:p>
        </text:list-item>
        <text:list-item>
          <text:p text:style-name="P56"><text:span text:style-name="Source_20_Text"><text:span text:style-name="T167">Date Exif </text:span></text:span><text:span text:style-name="Source_20_Text"><text:span text:style-name="T168">DateTimeOriginal</text:span></text:span></text:p>
        </text:list-item>
        <text:list-item>
          <text:p text:style-name="P57"><text:span text:style-name="Source_20_Text"><text:span text:style-name="T168">Date dans nom de </text:span></text:span><text:span text:style-name="Source_20_Text"><text:span text:style-name="T169">fichier ⇒ date dans nom de dossiers</text:span></text:span></text:p>
        </text:list-item>
        <text:list-item>
          <text:p text:style-name="P58"><text:span text:style-name="Source_20_Text"><text:span text:style-name="T169">LastWriteTime </text:span></text:span><text:span text:style-name="Source_20_Text"><text:span text:style-name="T171">(alias </text:span></text:span><text:span text:style-name="Source_20_Text"><text:span text:style-name="T159">FileInodeChangeDate</text:span></text:span><text:span text:style-name="Source_20_Text"><text:span text:style-name="T160">)</text:span></text:span><text:span text:style-name="Source_20_Text"><text:span text:style-name="T171"> </text:span></text:span><text:span text:style-name="Source_20_Text"><text:span text:style-name="T172">: date dernière modification du fichier</text:span></text:span></text:p>
        </text:list-item>
        <text:list-item>
          <text:p text:style-name="P57"><text:span text:style-name="Source_20_Text"><text:span text:style-name="T167"><text:s/>⇒ souvenirs ? </text:span></text:span><text:span text:style-name="Source_20_Text"><text:span text:style-name="T154">(</text:span></text:span><text:span text:style-name="Source_20_Text"><text:span text:style-name="T176">notes sur l</text:span></text:span><text:span text:style-name="Source_20_Text"><text:span text:style-name="T154">es dates de vacances)</text:span></text:span></text:p>
        </text:list-item>
      </text:list>
      <text:p text:style-name="P19"><text:span text:style-name="Source_20_Text"/></text:p>
      <text:p text:style-name="P29"><text:span text:style-name="T52">Attention </text:span><text:span text:style-name="T23">pour nostrucs </text:span><text:span text:style-name="T25">certaines </text:span><text:span text:style-name="T26">dates Exif </text:span><text:span text:style-name="T25">sont fausses</text:span><text:span text:style-name="T52"> (car modification écrites plus tard) donc à cette étape <text:s/>il vaut mieux garder </text:span><text:span text:style-name="T56">les </text:span><text:span text:style-name="T53">dates </text:span><text:span text:style-name="T54">dans l</text:span><text:span text:style-name="T53">es </text:span><text:span text:style-name="T52">noms </text:span><text:span text:style-name="T56">de dossiers et de fichiers</text:span><text:span text:style-name="T52">.</text:span><text:span text:style-name="T122"><text:line-break/></text:span><text:span text:style-name="T55">Ex : </text:span><text:span text:style-name="Source_20_Text"><text:span text:style-name="T48">/2005/2005-07 Vacances St Alban/</text:span></text:span></text:p>
      <text:p text:style-name="P19"><text:span text:style-name="Source_20_Text"/></text:p>
      <text:p text:style-name="P19"><text:soft-page-break/><text:span text:style-name="Source_20_Text"><text:span text:style-name="T177">Les photos dans les </text:span></text:span><text:span text:style-name="Source_20_Text"><text:span text:style-name="T157">albums</text:span></text:span><text:span text:style-name="Source_20_Text"><text:span text:style-name="T177"> sont classées par thème et peuvent couvrir des périodes très grandes, au-delà d’un mois. <text:line-break/>Elles </text:span></text:span><text:span text:style-name="Source_20_Text"><text:span text:style-name="T178">pourront</text:span></text:span><text:span text:style-name="Source_20_Text"><text:span text:style-name="T177"> </text:span></text:span><text:span text:style-name="Source_20_Text"><text:span text:style-name="T179">ê</text:span></text:span><text:span text:style-name="Source_20_Text"><text:span text:style-name="T177">tre « hardlinkées » aux photos des dossiers YYYY-MM, </text:span></text:span><text:span text:style-name="Source_20_Text"><text:span text:style-name="T161">ou </text:span></text:span><text:span text:style-name="Source_20_Text"><text:span text:style-name="T162">p</text:span></text:span><text:span text:style-name="Source_20_Text"><text:span text:style-name="T161">résentes dans l’album seulement </text:span></text:span><text:span text:style-name="Source_20_Text"><text:span text:style-name="T163">(photos d’autres origines)</text:span></text:span></text:p>
      <text:p text:style-name="P20"><text:span text:style-name="Source_20_Text"><text:span text:style-name="T117"/></text:span></text:p>
      <text:list text:continue-list="list104628308443548" text:style-name="L1">
        <text:list-item>
          <text:p text:style-name="P43"><text:span text:style-name="Source_20_Text"><text:span text:style-name="T136">Commencer par nettoyer </text:span></text:span><text:span text:style-name="Source_20_Text"><text:span text:style-name="T146">et </text:span></text:span><text:span text:style-name="Source_20_Text"><text:span text:style-name="T136">classer nostrucs (dossiers) <text:line-break/></text:span></text:span><text:span text:style-name="Source_20_Text"><text:span text:style-name="T139">M</text:span></text:span><text:span text:style-name="Source_20_Text"><text:span text:style-name="T137">anuellemen</text:span></text:span><text:span text:style-name="Source_20_Text"><text:span text:style-name="T138">t + qqs commandes pour aider <text:line-break/></text:span></text:span><text:span text:style-name="Source_20_Text"><text:span text:style-name="T142">Copier depuis la ressource NFS sur nostrucs, </text:span></text:span><text:span text:style-name="Source_20_Text"><text:span text:style-name="T143">puis supprimer </text:span></text:span><text:span text:style-name="Source_20_Text"><text:span text:style-name="T144">les fichiers et dossiers qui ne sont pas des photos.</text:span></text:span><text:span text:style-name="Source_20_Text"><text:span text:style-name="T138"><text:line-break/></text:span></text:span><text:span text:style-name="Source_20_Text"><text:span text:style-name="T144">Classer et </text:span></text:span><text:span text:style-name="Source_20_Text"><text:span text:style-name="T140">renommer les fichiers pour avoir un ordre d’affichage correcte. (ne change pas le has</text:span></text:span><text:span text:style-name="Source_20_Text"><text:span text:style-name="T141">h</text:span></text:span><text:span text:style-name="Source_20_Text"><text:span text:style-name="T140"> donc ok pour le contr</text:span></text:span><text:span text:style-name="Source_20_Text"><text:span text:style-name="T145">ô</text:span></text:span><text:span text:style-name="Source_20_Text"><text:span text:style-name="T140">le de doublons plus tard)</text:span></text:span></text:p>
        </text:list-item>
      </text:list>
      <text:p text:style-name="P26"><text:span text:style-name="Source_20_Text"><text:span text:style-name="T118"/></text:span></text:p>
      <text:list text:continue-numbering="true" text:style-name="L1">
        <text:list-item>
          <text:p text:style-name="P51"><text:span text:style-name="T128">Le moins de doublons possibles (</text:span><text:span text:style-name="T131">Hash</text:span><text:span text:style-name="T128">, </text:span><text:span text:style-name="T129">hardlinks pour les albums</text:span><text:span text:style-name="T128">)</text:span></text:p>
        </text:list-item>
      </text:list>
      <text:p text:style-name="P12">⇒ ajouter <text:span text:style-name="T147">les photos de </text:span>gdegau35 et gscrapcath <text:span text:style-name="T135">(à nostrucs) </text:span>à cette étape car les <text:span text:style-name="T147">étapes </text:span>suivantes changent certains hash</text:p>
      <text:p text:style-name="P12"/>
      <text:p text:style-name="P12">Méthode <text:span text:style-name="T135">basée sur le Hash fichier </text:span>pour éviter d’ajouter <text:span text:style-name="T135">des </text:span><text:span text:style-name="T147">doublons</text:span></text:p>
      <text:p text:style-name="P24"/>
      <text:list text:continue-numbering="true" text:style-name="L1">
        <text:list-item>
          <text:p text:style-name="P52"><text:span text:style-name="T130">Convertir le vieux formats en formats actuels (.jpg et .mp4)<text:line-break/></text:span><text:span text:style-name="T51">⇒ Change le Hash !</text:span></text:p>
        </text:list-item>
      </text:list>
      <text:p text:style-name="P28"/>
      <text:list text:continue-numbering="true" text:style-name="L1">
        <text:list-item>
          <text:p text:style-name="P54"><text:span text:style-name="T20">Ajouter dates Exif ? </text:span><text:span text:style-name="T21">(</text:span><text:span text:style-name="T104">-CreateDate -</text:span><text:span text:style-name="T102">DateTimeOriginal</text:span><text:span text:style-name="T103">)</text:span><text:span text:style-name="T20"><text:line-break/></text:span><text:span text:style-name="T51">⇒ Change le Hash !<text:line-break/></text:span></text:p>
        </text:list-item>
      </text:list>
      <text:p text:style-name="P25"><text:span text:style-name="Source_20_Text"><text:span text:style-name="T116"/></text:span></text:p>
      <text:h text:style-name="P33" text:outline-level="1">nostrucs : <text:span text:style-name="T134">nettoyage et classement</text:span><text:span text:style-name="T130"> préalables</text:span></text:h>
      <text:h text:style-name="Heading_20_2" text:outline-level="2"><text:span text:style-name="T16">S</text:span><text:span text:style-name="T15">uppression des dossiers @eaDir</text:span><text:span text:style-name="T71"> </text:span></text:h>
      <text:list xml:id="list874372072" text:style-name="L3">
        <text:list-item>
          <text:list>
            <text:list-header>
              <text:p text:style-name="P59"><text:span text:style-name="T71">D’</text:span><text:span text:style-name="T75">abord v</text:span><text:span text:style-name="T71">érifi</text:span><text:span text:style-name="T75">er </text:span><text:span text:style-name="T71">qu’il n’y a pas de photos dedans :<text:line-break/></text:span><text:span text:style-name="Source_20_Text"><text:span text:style-name="T76">$ext_group_eadir = get-ChildItem -LiteralPath $photo_dir -Recurse -File | Where-Object FullName -like *@eaDir* | Group-Object Extension<text:line-break/>$ext_group_eadir<text:line-break/>$ext_group_eadir | ? name -eq '.jpg' | % {$_.group | ft </text:span></text:span><text:span text:style-name="Source_20_Text"><text:span text:style-name="T77">}<text:line-break/></text:span></text:span><text:span text:style-name="Source_20_Text"><text:span text:style-name="T78">get-ChildItem -LiteralPath $photo_dir -Recurse -File | Where-Object FullName -like </text:span></text:span><text:a xlink:type="simple" xlink:href="mailto:*@eaDir" text:style-name="Internet_20_link" text:visited-style-name="Visited_20_Internet_20_Link"><text:span text:style-name="Source_20_Text"><text:span text:style-name="T78">*@eaDir</text:span></text:span></text:a><text:span text:style-name="Source_20_Text"><text:span text:style-name="T78">* </text:span></text:span><text:span text:style-name="Source_20_Text"><text:span text:style-name="T79">| select name</text:span></text:span><text:span text:style-name="T15"><text:line-break/></text:span><text:span text:style-name="T16">=&gt; aucun fichier photo dedans, les seuls .JPG sont des .THUMB*,</text:span><text:span text:style-name="T72"> des </text:span><text:span text:style-name="T74">thumnails (miniatures)</text:span><text:span text:style-name="T72"><text:line-break/> </text:span><text:span text:style-name="T73">Suppression :<text:line-break/></text:span><text:span text:style-name="Source_20_Text"><text:span text:style-name="T44">get-ChildItem -LiteralPath $photo_dir -Recurse </text:span></text:span><text:span text:style-name="Source_20_Text"><text:span text:style-name="T132">-</text:span></text:span><text:span text:style-name="Source_20_Text"><text:span text:style-name="T133">Directory</text:span></text:span><text:span text:style-name="Source_20_Text"><text:span text:style-name="T44"> | Where-Object Name -</text:span></text:span><text:span text:style-name="Source_20_Text"><text:span text:style-name="T46">eq</text:span></text:span><text:span text:style-name="Source_20_Text"><text:span text:style-name="T44"> ‘</text:span></text:span><text:a xlink:type="simple" xlink:href="mailto:*@eaDir" text:style-name="Internet_20_link" text:visited-style-name="Visited_20_Internet_20_Link"><text:span text:style-name="Source_20_Text">@eaDir</text:span></text:a><text:span text:style-name="Source_20_Text"><text:span text:style-name="T44">’ </text:span></text:span><text:span text:style-name="Source_20_Text"><text:span text:style-name="T45">| remove-item -</text:span></text:span><text:span text:style-name="Source_20_Text"><text:span text:style-name="T47">Force -Recurse</text:span></text:span><text:span text:style-name="Source_20_Text"><text:span text:style-name="T83"><text:line-break/></text:span></text:span><text:span text:style-name="Source_20_Text"><text:span text:style-name="T92">get-ChildItem -LiteralPath $photo_dir -Recurse </text:span></text:span><text:span text:style-name="Source_20_Text"><text:span text:style-name="T93">-File</text:span></text:span><text:span text:style-name="Source_20_Text"><text:span text:style-name="T92"> | Where-Object FullName -like </text:span></text:span><text:a xlink:type="simple" xlink:href="mailto:*@eaDir" text:style-name="Internet_20_link" text:visited-style-name="Visited_20_Internet_20_Link"><text:span text:style-name="Source_20_Text">*@eaDir</text:span></text:a><text:span text:style-name="Source_20_Text"><text:span text:style-name="T92">*</text:span></text:span><text:span text:style-name="Source_20_Text"><text:span text:style-name="T82"><text:line-break/></text:span></text:span></text:p>
            </text:list-header>
          </text:list>
        </text:list-item>
      </text:list>
      <text:h text:style-name="Heading_20_2" text:outline-level="2">Suppression des <text:span text:style-name="T85">fichiers qui ne sont pas des photos ou vidéos</text:span></text:h>
      <text:p text:style-name="P7"><text:span text:style-name="Source_20_Text"><text:span text:style-name="T80">$ext_group = </text:span></text:span><text:span text:style-name="Source_20_Text"><text:span text:style-name="T78">Get-ChildItem -LiteralPath $photo_dir -Recurse -File | Group-Object extension </text:span></text:span><text:span text:style-name="Source_20_Text"><text:span text:style-name="T81">| </text:span></text:span><text:span text:style-name="Source_20_Text"><text:span text:style-name="T78">Sort-Object -Property Count -Descending| Select-Object Count,Name</text:span></text:span></text:p>
      <text:p text:style-name="P6"><text:span text:style-name="Source_20_Text"><text:span text:style-name="T17"><text:line-break/></text:span></text:span><text:span text:style-name="Source_20_Text"><text:span text:style-name="T68">Count <text:tab/>Name </text:span></text:span></text:p>
      <text:p text:style-name="P6"><text:span text:style-name="Source_20_Text"><text:span text:style-name="T68">----- <text:tab/>---- </text:span></text:span></text:p>
      <text:p text:style-name="P10"><text:span text:style-name="Source_20_Text"><text:span text:style-name="T28"><text:s text:c="4"/>5 <text:tab/>.db <text:s text:c="4"/><text:tab/><text:tab/></text:span></text:span><text:span text:style-name="Source_20_Text"><text:span text:style-name="T30">à supprimer </text:span></text:span><text:span text:style-name="Source_20_Text"><text:span text:style-name="T31">car pas photo</text:span></text:span></text:p>
      <text:p text:style-name="P8"><text:span text:style-name="Source_20_Text"><text:span text:style-name="T28"><text:s text:c="4"/>1 <text:tab/>.JP_ <text:s text:c="3"/><text:tab/><text:tab/></text:span></text:span><text:span text:style-name="Source_20_Text"><text:span text:style-name="T29">renom</text:span></text:span><text:span text:style-name="Source_20_Text"><text:span text:style-name="T32">m</text:span></text:span><text:span text:style-name="Source_20_Text"><text:span text:style-name="T29">é en </text:span></text:span><text:span text:style-name="Source_20_Text"><text:span text:style-name="T39">P1190018</text:span></text:span><text:span text:style-name="Source_20_Text"><text:span text:style-name="T30">.</text:span></text:span><text:span text:style-name="Source_20_Text"><text:span text:style-name="T29">JPG (</text:span></text:span><text:span text:style-name="Source_20_Text"><text:span text:style-name="T31">supprimer</text:span></text:span><text:span text:style-name="Source_20_Text"><text:span text:style-name="T29"> l’existant </text:span></text:span><text:span text:style-name="Source_20_Text"><text:span text:style-name="T39">P1190018</text:span></text:span><text:span text:style-name="Source_20_Text"><text:span text:style-name="T30">.</text:span></text:span><text:span text:style-name="Source_20_Text"><text:span text:style-name="T29">JPG)</text:span></text:span></text:p>
      <text:p text:style-name="P9"><text:span text:style-name="Source_20_Text"><text:span text:style-name="T28"><text:s text:c="4"/>1 <text:tab/>.jbf</text:span></text:span><text:span text:style-name="Source_20_Text"><text:span text:style-name="T27"> </text:span></text:span><text:span text:style-name="Source_20_Text"><text:span text:style-name="T28"><text:s text:c="3"/><text:tab/><text:tab/></text:span></text:span><text:span text:style-name="Source_20_Text"><text:span text:style-name="T30">à supprimer </text:span></text:span><text:span text:style-name="Source_20_Text"><text:span text:style-name="T31">car pas photo</text:span></text:span></text:p>
      <text:p text:style-name="P6"><text:span text:style-name="Source_20_Text"><text:span text:style-name="T27"/></text:span></text:p>
      <text:p text:style-name="P6"><text:span text:style-name="Source_20_Text"><text:span text:style-name="T68">gci -LiteralPath $photo_dir -Recurse -File -include '</text:span></text:span><text:span text:style-name="Source_20_Text"><text:span text:style-name="T28">*.db</text:span></text:span><text:span text:style-name="Source_20_Text"><text:span text:style-name="T68">' | select -ExpandProperty FullName</text:span></text:span></text:p>
      <text:list text:continue-numbering="true" text:style-name="L3">
        <text:list-header>
          <text:p text:style-name="P64"><text:span text:style-name="Source_20_Text"><text:span text:style-name="T84">gci -LiteralPath $photo_dir -Recurse -File -include '</text:span></text:span><text:span text:style-name="Source_20_Text"><text:span text:style-name="T33">*.db</text:span></text:span><text:span text:style-name="Source_20_Text"><text:span text:style-name="T84">' | select -ExpandProperty FullName</text:span></text:span><text:span text:style-name="Source_20_Text"><text:span text:style-name="T33"> </text:span></text:span><text:span text:style-name="Source_20_Text"><text:span text:style-name="T34">| remove-item<text:line-break/></text:span></text:span></text:p>
          <text:p text:style-name="P37"><text:span text:style-name="Source_20_Text"><text:span text:style-name="T87">gci -LiteralPath $photo_dir -Recurse -File -include '</text:span></text:span><text:span text:style-name="Source_20_Text"><text:span text:style-name="T33">*.</text:span></text:span><text:span text:style-name="Source_20_Text"><text:span text:style-name="T36">j</text:span></text:span><text:span text:style-name="Source_20_Text"><text:span text:style-name="T38">p_</text:span></text:span><text:span text:style-name="Source_20_Text"><text:span text:style-name="T33">'</text:span></text:span><text:span text:style-name="Source_20_Text"><text:span text:style-name="T87"> | select -ExpandProperty FullName<text:line-break/></text:span></text:span><text:span text:style-name="Source_20_Text"><text:span text:style-name="T90">⇒ </text:span></text:span><text:span text:style-name="Source_20_Text"><text:span text:style-name="T91">'/home/denis/Documents/photo_sets/nostrucs/photo/2008/2008-04_Batz-sur-mer-2_Loisirsland/</text:span></text:span><text:span text:style-name="Source_20_Text"><text:span text:style-name="T43">P1190018.JP_</text:span></text:span><text:span text:style-name="Source_20_Text"><text:span text:style-name="T91">'</text:span></text:span></text:p>
          <text:p text:style-name="P38"><text:span text:style-name="Source_20_Text"><text:span text:style-name="T40">re</text:span></text:span><text:span text:style-name="Source_20_Text"><text:span text:style-name="T41">move</text:span></text:span><text:span text:style-name="Source_20_Text"><text:span text:style-name="T42">-item</text:span></text:span><text:span text:style-name="Source_20_Text"><text:span text:style-name="T37"> </text:span></text:span><text:span text:style-name="Source_20_Text"><text:span text:style-name="T34">'/home/denis/Documents/photo_sets/nostrucs/photo/2008/2008-04_Batz-sur-mer-2_Loisirsland/P1190018</text:span></text:span><text:span text:style-name="Source_20_Text"><text:span text:style-name="T40">.JP</text:span></text:span><text:span text:style-name="Source_20_Text"><text:span text:style-name="T41">G</text:span></text:span><text:span text:style-name="Source_20_Text"><text:span text:style-name="T34">'</text:span></text:span><text:span text:style-name="Source_20_Text"><text:span text:style-name="T35"><text:line-break/></text:span></text:span><text:span text:style-name="Source_20_Text"><text:span text:style-name="T40">re</text:span></text:span><text:span text:style-name="Source_20_Text"><text:span text:style-name="T42">name-item </text:span></text:span><text:span text:style-name="Source_20_Text"><text:span text:style-name="T34">'/home/denis/Documents/photo_sets/nostrucs/photo/2008/2008-04_Batz-sur-mer-2_Loisirsland/P1190018</text:span></text:span><text:span text:style-name="Source_20_Text"><text:span text:style-name="T40">.JP_</text:span></text:span><text:span text:style-name="Source_20_Text"><text:span text:style-name="T34">' -</text:span></text:span><text:span text:style-name="Source_20_Text"><text:span text:style-name="T37">NewName </text:span></text:span><text:span text:style-name="Source_20_Text"><text:span text:style-name="T34">'P1190018</text:span></text:span><text:span text:style-name="Source_20_Text"><text:span text:style-name="T40">.JP</text:span></text:span><text:span text:style-name="Source_20_Text"><text:span text:style-name="T42">G</text:span></text:span><text:span text:style-name="Source_20_Text"><text:span text:style-name="T40">'</text:span></text:span></text:p>
        </text:list-header>
      </text:list>
      <text:p text:style-name="P11"><text:span text:style-name="Source_20_Text"><text:span text:style-name="T34"><text:line-break/></text:span></text:span><text:span text:style-name="Source_20_Text"><text:span text:style-name="T87">gci -LiteralPath $photo_dir -Recurse -File -include '</text:span></text:span><text:span text:style-name="Source_20_Text"><text:span text:style-name="T88">*.</text:span></text:span><text:span text:style-name="Source_20_Text"><text:span text:style-name="T89">jbf</text:span></text:span><text:span text:style-name="Source_20_Text"><text:span text:style-name="T87">' | select -ExpandProperty FullName</text:span></text:span></text:p>
      <text:list xml:id="list104627197714958" text:continue-numbering="true" text:style-name="L3">
        <text:list-header>
          <text:p text:style-name="P65"><text:span text:style-name="Source_20_Text"><text:span text:style-name="T87">gci -LiteralPath $photo_dir -Recurse -File -include '</text:span></text:span><text:span text:style-name="Source_20_Text"><text:span text:style-name="T88">*.</text:span></text:span><text:span text:style-name="Source_20_Text"><text:span text:style-name="T89">jbf</text:span></text:span><text:span text:style-name="Source_20_Text"><text:span text:style-name="T87">' | select -ExpandProperty FullName</text:span></text:span><text:span text:style-name="Source_20_Text"><text:span text:style-name="T33"> </text:span></text:span><text:span text:style-name="Source_20_Text"><text:span text:style-name="T34">| remove-item<text:line-break/></text:span></text:span></text:p>
        </text:list-header>
      </text:list>
      <text:h text:style-name="P35" text:outline-level="2"><text:soft-page-break/>Renommage des dossiers et photos</text:h>
      <text:p text:style-name="P66"><text:span text:style-name="T98">Voir « Principes généraux / 1. Classement  »</text:span></text:p>
      <text:p text:style-name="P66"><text:span text:style-name="T98"/></text:p>
      <text:p text:style-name="P67"><text:span text:style-name="T98">U</text:span><text:span text:style-name="T94">tiliser </text:span><text:span text:style-name="T105">photodates_Analysis.</text:span><text:span text:style-name="T106">ps1</text:span><text:span text:style-name="T99"> et </text:span><text:span text:style-name="T106">ren_normalized.ps1</text:span></text:p>
      <text:p text:style-name="P66"><text:span text:style-name="T98"/></text:p>
      <text:p text:style-name="P66"><text:span text:style-name="T189">R</text:span>enommer les fichiers <text:span text:style-name="T14">YYYY-HH-MM_hh_mm_SS</text:span><text:span text:style-name="T19">[</text:span><text:span text:style-name="T22">_n</text:span><text:span text:style-name="T19">n]</text:span><text:span text:style-name="T14">.&lt;extension&gt;</text:span> <text:span text:style-name="T189">(extension en minuscules) </text:span>pour avoir un ordre d’affichage <text:span text:style-name="T206">chronologique</text:span> <text:span text:style-name="T206">d</text:span>es <text:span text:style-name="T206">photos.</text:span></text:p>
      <text:p text:style-name="P69">(Le renommage <text:span text:style-name="T206">n</text:span>e change pas le hash, qui est utile pour détecter les doublons)</text:p>
      <text:p text:style-name="P68"/>
      <text:p text:style-name="P70"><text:span text:style-name="Source_20_Text"><text:span text:style-name="T57">Attention </text:span></text:span><text:span text:style-name="Source_20_Text"><text:span text:style-name="T63">pour nostrucs </text:span></text:span><text:span text:style-name="Source_20_Text"><text:span text:style-name="T64">certaines </text:span></text:span><text:span text:style-name="Source_20_Text"><text:span text:style-name="T65">dates Exif </text:span></text:span><text:span text:style-name="Source_20_Text"><text:span text:style-name="T64">sont fausses</text:span></text:span><text:span text:style-name="Source_20_Text"><text:span text:style-name="T57"> (car modification écrites plus tard) donc à cette étape <text:s/>il vaut mieux garder </text:span></text:span><text:span text:style-name="Source_20_Text"><text:span text:style-name="T66">les </text:span></text:span><text:span text:style-name="Source_20_Text"><text:span text:style-name="T58">dates </text:span></text:span><text:span text:style-name="Source_20_Text"><text:span text:style-name="T59">dans l</text:span></text:span><text:span text:style-name="Source_20_Text"><text:span text:style-name="T58">es </text:span></text:span><text:span text:style-name="Source_20_Text"><text:span text:style-name="T60">noms </text:span></text:span><text:span text:style-name="Source_20_Text"><text:span text:style-name="T61">de dossiers et de fichiers</text:span></text:span><text:span text:style-name="Source_20_Text"><text:span text:style-name="T57">.</text:span></text:span><text:span text:style-name="Source_20_Text"><text:span text:style-name="T123"><text:line-break/></text:span></text:span><text:span text:style-name="Source_20_Text"><text:span text:style-name="T67">Ex : </text:span></text:span><text:span text:style-name="Source_20_Text"><text:span text:style-name="T62">/2005/2005-07 Vacances St Alban/</text:span></text:span></text:p>
      <text:p text:style-name="P50"><text:span text:style-name="Source_20_Text"><text:span text:style-name="T191"/></text:span></text:p>
      <text:p text:style-name="P71"/>
      <text:h text:style-name="P34" text:outline-level="1">Exports Google <text:span text:style-name="T206">Photos : gdegau25 et gscrapcath</text:span></text:h>
      <text:h text:style-name="P36" text:outline-level="2"><text:span text:style-name="Source_20_Text"><text:span text:style-name="T188">Description générale</text:span></text:span></text:h>
      <text:p text:style-name="P47"><text:span text:style-name="Source_20_Text"><text:span text:style-name="T193">Tous les fichiers sont des photos ou des vidéos, sauf les</text:span></text:span><text:span text:style-name="Source_20_Text"><text:span text:style-name="T197"> .json </text:span></text:span><text:span text:style-name="Source_20_Text"><text:span text:style-name="T193">: </text:span></text:span></text:p>
      <text:list text:style-name="L4">
        <text:list-item>
          <text:p text:style-name="P46"><text:span text:style-name="Source_20_Text"><text:span text:style-name="T193">On garde </text:span></text:span><text:span text:style-name="Source_20_Text"><text:span text:style-name="T194">les .json </text:span></text:span><text:span text:style-name="Source_20_Text"><text:span text:style-name="T193">dans un premier temps car ils </text:span></text:span><text:span text:style-name="Source_20_Text"><text:span text:style-name="T191">peuvent être utiles pour les photos n’ayant pas de date exif ‘CreateDate’ ou ‘DateTimeOriginal’.</text:span></text:span></text:p>
        </text:list-item>
        <text:list-item>
          <text:p text:style-name="P46"><text:span text:style-name="Source_20_Text"><text:span text:style-name="T193">On p</text:span></text:span><text:span text:style-name="Source_20_Text"><text:span text:style-name="T194">o</text:span></text:span><text:span text:style-name="Source_20_Text"><text:span text:style-name="T193">u</text:span></text:span><text:span text:style-name="Source_20_Text"><text:span text:style-name="T194">rra</text:span></text:span><text:span text:style-name="Source_20_Text"><text:span text:style-name="T193"> </text:span></text:span><text:span text:style-name="Source_20_Text"><text:span text:style-name="T194">plus tard</text:span></text:span><text:span text:style-name="Source_20_Text"><text:span text:style-name="T193"> supprimer </text:span></text:span><text:span text:style-name="Source_20_Text"><text:span text:style-name="T194">les .json </text:span></text:span><text:span text:style-name="Source_20_Text"><text:span text:style-name="T193">dans un dossier avec </text:span></text:span><text:span text:style-name="Source_20_Text"><text:span text:style-name="T204">delete_json.sh</text:span></text:span><text:span text:style-name="Source_20_Text"><text:span text:style-name="T193"> ou l’action Nemo ‘</text:span></text:span><text:span text:style-name="Source_20_Text"><text:span text:style-name="T204">Delete ALL .json from directory</text:span></text:span><text:span text:style-name="Source_20_Text"><text:span text:style-name="T193">’ disponible si on sélection un fichier .json dans Nemo .</text:span></text:span></text:p>
        </text:list-item>
      </text:list>
      <text:p text:style-name="P44"><text:span text:style-name="Source_20_Text"><text:span text:style-name="T191"/></text:span></text:p>
      <text:p text:style-name="P44"><text:span text:style-name="Source_20_Text"><text:span text:style-name="T191">Les sous-dossiers </text:span></text:span><text:span text:style-name="Source_20_Text"><text:span text:style-name="T203">‘</text:span></text:span><text:span text:style-name="Source_20_Text"><text:span text:style-name="T205">Photos from YYYY</text:span></text:span><text:span text:style-name="Source_20_Text"><text:span text:style-name="T203">’ </text:span></text:span><text:span text:style-name="Source_20_Text"><text:span text:style-name="T191">sont les photos classées par dates.</text:span></text:span></text:p>
      <text:p text:style-name="P44"><text:span text:style-name="Source_20_Text"><text:span text:style-name="T191">Les autres sous-dossiers sont les albums.</text:span></text:span></text:p>
      <text:p text:style-name="P45"><text:span text:style-name="Source_20_Text"><text:span text:style-name="T192">Les albums ont souvent été créés à partir des photos déjà sous Google Photo </text:span></text:span><text:span text:style-name="Source_20_Text"><text:span text:style-name="T193">et donc les photos des albums existent aussi dans un dossier </text:span></text:span><text:span text:style-name="Source_20_Text"><text:span text:style-name="T203">‘</text:span></text:span><text:span text:style-name="Source_20_Text"><text:span text:style-name="T205">Photos from YYYY</text:span></text:span><text:span text:style-name="Source_20_Text"><text:span text:style-name="T203">’</text:span></text:span><text:span text:style-name="Source_20_Text"><text:span text:style-name="T191">, </text:span></text:span><text:span text:style-name="Source_20_Text"><text:span text:style-name="T193">voire parfois aussi dans d’autres albums </text:span></text:span><text:span text:style-name="Source_20_Text"><text:span text:style-name="T195">(triples et plus).</text:span></text:span></text:p>
      <text:p text:style-name="P48"><text:span text:style-name="Source_20_Text"><text:span text:style-name="T196">Utiliser Get_Hash_Duplicates.ps1 pour détecter et traiter les doublons :</text:span></text:span></text:p>
      <text:list text:style-name="L6">
        <text:list-item>
          <text:p text:style-name="P49"><text:span text:style-name="Source_20_Text"><text:span text:style-name="T196">Doublons dans un même répertoire : un seul argument répertoire $Dir1 (et -Recurse)</text:span></text:span></text:p>
        </text:list-item>
        <text:list-item>
          <text:p text:style-name="P49"><text:span text:style-name="Source_20_Text"><text:span text:style-name="T196">Doublons entre deux répertoires : <text:s/>deux arguments répertoire $Dir1 et $Dir2</text:span></text:span></text:p>
        </text:list-item>
      </text:list>
      <text:h text:style-name="Heading_20_2" text:outline-level="2"><text:span text:style-name="Source_20_Text"><text:span text:style-name="T207">Principes généraux de classement (draft...)</text:span></text:span></text:h>
      <text:list text:style-name="L5">
        <text:list-item>
          <text:p text:style-name="P61"><text:span text:style-name="Source_20_Text"><text:span text:style-name="T113">Classer d’abord les </text:span></text:span><text:span text:style-name="Source_20_Text"><text:span text:style-name="T107"><text:s/></text:span></text:span><text:span text:style-name="Source_20_Text"><text:span text:style-name="T114">‘</text:span></text:span><text:span text:style-name="Source_20_Text"><text:span text:style-name="T106">Photos from YYYY</text:span></text:span><text:span text:style-name="Source_20_Text"><text:span text:style-name="T107">’ </text:span></text:span><text:span text:style-name="Source_20_Text"><text:span text:style-name="T108">par renommage : /photos/YYYY/YYYY-MM [blabla]/</text:span></text:span><text:span text:style-name="Source_20_Text"><text:span text:style-name="T109">YYYY-HH-MM_hh_mm_SS</text:span></text:span><text:span text:style-name="Source_20_Text"><text:span text:style-name="T110">[</text:span></text:span><text:span text:style-name="Source_20_Text"><text:span text:style-name="T111">_n</text:span></text:span><text:span text:style-name="Source_20_Text"><text:span text:style-name="T110">n]</text:span></text:span><text:span text:style-name="Source_20_Text"><text:span text:style-name="T109">.&lt;extension&gt; </text:span></text:span></text:p>
        </text:list-item>
        <text:list-item>
          <text:p text:style-name="P62"><text:span text:style-name="Source_20_Text"><text:span text:style-name="T108">Traiter chaque sous-dossier album : <text:line-break/></text:span></text:span><text:span text:style-name="Source_20_Text"><text:span text:style-name="T112">C</text:span></text:span><text:span text:style-name="Source_20_Text"><text:span text:style-name="T108">ertain</text:span></text:span><text:span text:style-name="Source_20_Text"><text:span text:style-name="T112">s</text:span></text:span><text:span text:style-name="Source_20_Text"><text:span text:style-name="T108"> peuvent être supprimés par création d’un sous-dossier /photos/YYYY/YYYY-MM-</text:span></text:span><text:span text:style-name="Source_20_Text"><text:span text:style-name="T112">JJ(xxj)</text:span></text:span><text:span text:style-name="Source_20_Text"><text:span text:style-name="T108"> [blabla]/</text:span></text:span></text:p>
        </text:list-item>
      </text:list>
      <text:p text:style-name="P63"><text:span text:style-name="Source_20_Text"><text:span text:style-name="T49">… </text:span></text:span><text:span text:style-name="Source_20_Text"><text:span text:style-name="T50">à suivre ...</text:span></text:span></text:p>
      <text:list text:continue-list="list104627197714958" text:style-name="L3">
        <text:list-header>
          <text:p text:style-name="P60"><text:span text:style-name="Source_20_Text"><text:span text:style-name="T24"/></text:span></text:p>
        </text:list-header>
      </text:list>
      <text:p text:style-name="P6"><text:span text:style-name="Source_20_Text"><text:span text:style-name="T68"/></text:span></text:p>
      <text:p text:style-name="P5"><text:span text:style-name="Source_20_Text"/></text:p>
      <text:p text:style-name="P5"><text:span text:style-name="Source_20_Text"/></text:p>
      <text:p text:style-name="P2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07c2c2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officeooo:rsid="0007c2c2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57:12.078046626</meta:creation-date>
    <dc:title>Readme_template</dc:title>
    <meta:editing-duration>P1DT12H54M5S</meta:editing-duration>
    <meta:editing-cycles>98</meta:editing-cycles>
    <meta:generator>LibreOffice/24.2.7.2$Linux_X86_64 LibreOffice_project/420$Build-2</meta:generator>
    <dc:date>2025-11-29T10:46:26.188614985</dc:date>
    <meta:document-statistic meta:table-count="0" meta:image-count="0" meta:object-count="0" meta:page-count="3" meta:paragraph-count="76" meta:word-count="1063" meta:character-count="7554" meta:non-whitespace-character-count="6476"/>
    <meta:template xlink:type="simple" xlink:actuate="onRequest" xlink:title="Readme_template" xlink:href="../../../Templates/Readme_template.ott" meta:date="2025-02-12T13:57:11.139054034"/>
  </office:meta>
</office:document-meta>
</file>